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Starting Level 1...</text:p>
      <text:p text:style-name="Standard">🧠 NPC Personality: Aggressive</text:p>
      <text:p text:style-name="Standard">📖 Scenario: [Invalid API response format]</text:p>
      <text:p text:style-name="Standard"/>
      <text:p text:style-name="Standard">🗨️ Your response: ^CTraceback (most recent call last):</text:p>
      <text:p text:style-name="Standard"><text:s text:c="2"/>File "/home/blair/Desktop/Peacecraft/backend/game.py", line 177, in &lt;module&gt;</text:p>
      <text:p text:style-name="Standard"><text:s text:c="4"/>start_game()</text:p>
      <text:p text:style-name="Standard"><text:s text:c="2"/>File "/home/blair/Desktop/Peacecraft/backend/game.py", line 120, in start_game</text:p>
      <text:p text:style-name="Standard"><text:s text:c="4"/>game_status = play_game(npc_personality)</text:p>
      <text:p text:style-name="Standard"><text:s text:c="18"/>^^^^^^^^^^^^^^^^^^^^^^^^^^</text:p>
      <text:p text:style-name="Standard"><text:s text:c="2"/>File "/home/blair/Desktop/Peacecraft/backend/game.py", line 138, in play_game</text:p>
      <text:p text:style-name="Standard"><text:s text:c="4"/>player_input = input("\n🗨️ Your response: ")</text:p>
      <text:p text:style-name="Standard"><text:s text:c="19"/>^^^^^^^^^^^^^^^^^^^^^^^^^^^^^</text:p>
      <text:p text:style-name="Standard">KeyboardInterrupt</text:p>
      <text:p text:style-name="Standard"/>
      <text:p text:style-name="Standard">(venv) blair@god:~/Desktop/Peacecraft/backend$ ls</text:p>
      <text:p text:style-name="Standard">app.py <text:s text:c="8"/>game.py <text:s text:c="4"/>game.py.11 <text:s/>game.py.3 <text:s/>game.py.6 <text:s/>game.py.9 <text:s/>main.py.10 <text:s/>main.py.3 <text:s/>main.py.6 <text:s/>main.py.9 <text:s text:c="3"/>version1.py</text:p>
      <text:p text:style-name="Standard">flask <text:s text:c="9"/>game.py.1 <text:s text:c="2"/>game.py.12 <text:s/>game.py.4 <text:s/>game.py.7 <text:s/>main.py <text:s text:c="3"/>main.py.11 <text:s/>main.py.4 <text:s/>main.py.7 <text:s/>__pycache__</text:p>
      <text:p text:style-name="Standard">game_log.json <text:s/>game.py.10 <text:s/>game.py.2 <text:s text:c="2"/>game.py.5 <text:s/>game.py.8 <text:s/>main.py.1 <text:s/>main.py.2 <text:s text:c="2"/>main.py.5 <text:s/>main.py.8 <text:s/>venv</text:p>
      <text:p text:style-name="Standard">(venv) blair@god:~/Desktop/Peacecraft/backend$ cp game.py game.py.13</text:p>
      <text:p text:style-name="Standard">(venv) blair@god:~/Desktop/Peacecraft/backend$ python game.py</text:p>
      <text:p text:style-name="Standard"/>
      <text:p text:style-name="Standard">━━━━━━━━━━━━━━━━━━━━━━━━━━━━━━━━━━━━━━━━━━</text:p>
      <text:p text:style-name="Standard"><text:s text:c="8"/>🌍 WELCOME TO PEACECRAFT 🌍</text:p>
      <text:p text:style-name="Standard">━━━━━━━━━━━━━━━━━━━━━━━━━━━━━━━━━━━━━━━━━━</text:p>
      <text:p text:style-name="Standard">Your mission is to de-escalate conflicts and achieve peaceful resolutions.</text:p>
      <text:p text:style-name="Standard">Each level presents a new challenge requiring negotiation and strategy.</text:p>
      <text:p text:style-name="Standard">NPC opponents will have distinct personalities that affect the difficulty of resolving conflicts.</text:p>
      <text:p text:style-name="Standard">━━━━━━━━━━━━━━━━━━━━━━━━━━━━━━━━━━━━━━━━━━</text:p>
      <text:p text:style-name="Standard"/>
      <text:p text:style-name="Standard">🏆 Starting Level 1...</text:p>
      <text:p text:style-name="Standard">🧠 NPC Personality: Manipulative</text:p>
      <text:p text:style-name="Standard">📖 Scenario: Title: **Verdant Vale's Water Dispute**</text:p>
      <text:p text:style-name="Standard"/>
      <text:p text:style-name="Standard">Level 1 - **Innocuous Irrigation**: The small village of Verdant Vale, known for its lush fields and vibrant community, has always relied on the peacefully flowing River Nimbus for irrigation. However, a neighboring village, Hilltop Hamlet, has built an upstream dam without proper consultation, causing water levels to dwindle in Verdant Vale. The situation is tense but not yet volatile.</text:p>
      <text:p text:style-name="Standard"/>
      <text:p text:style-name="Standard">**Player Objective**: The player, acting as the mediator, must facilitate peaceful negotiations with both parties to find a mutually agreeable solution that ensures the continued prosperity of both villages while respecting the rights and needs of each.</text:p>
      <text:p text:style-name="Standard"/>
      <text:p text:style-name="Standard">As the player progresses through levels:</text:p>
      <text:p text:style-name="Standard"/>
      <text:p text:style-name="Standard">Level 2 - **Turbulent Tides**: The situation escalates as Verdant Vale's fields start to wither due to the reduced water supply. Angry farmers threaten to take matters into their own hands, while Hilltop Hamlet defends its dam, citing increased agricultural productivity from irrigating their crops.</text:p>
      <text:p text:style-name="Standard"><text:soft-page-break/></text:p>
      <text:p text:style-name="Standard">**Player Objective**: The player must de-escalate tensions within each village and find a compromise that addresses both parties' needs without resorting to violence. This could involve finding alternative water sources, adjusting the dam's release schedule, or implementing a fair water distribution system.</text:p>
      <text:p text:style-name="Standard"/>
      <text:p text:style-name="Standard">Level 3 - **Harvest of Hope**: Frustrated by the lack of progress, some factions in Hilltop Hamlet propose building a second dam upstream to secure their water supply, while Verdant Vale villagers fear this will irreversibly harm them.</text:p>
      <text:p text:style-name="Standard"/>
      <text:p text:style-name="Standard">**Player Objective**: The player must bring together the leaders from both villages and present a long-term solution that ensures sustainable water management for both communities. This could involve collaborative projects like building new irrigation systems or investing in water conservation initiatives. The player may also need to address underlying issues like mistrust, prejudice, or competition between the two villages.</text:p>
      <text:p text:style-name="Standard"/>
      <text:p text:style-name="Standard">Level 4 - **United Vales**: With time running out and tensions at an all-time high, a group of radicals from both villages threaten to take matters into their own hands by sabotaging the dam or launching attacks on each other.</text:p>
      <text:p text:style-name="Standard"/>
      <text:p text:style-name="Standard">**Player Objective**: The player must unite the leaders and citizens of both villages in a show of solidarity against these extremist factions. They may need to broker temporary alliances, implement emergency water-sharing agreements, or coordinate joint patrols to prevent violence from breaking out. Ultimately, the player must help the villagers understand that their shared interests and goals are more important than their differences.</text:p>
      <text:p text:style-name="Standard"/>
      <text:p text:style-name="Standard">As the levels progress, the complexity of the conflict increases, requiring the player to use more advanced negotiation and de-escalation techniques, as well as diplomacy and empathy to bring peace to both villages and ensure a harmonious future for all.</text:p>
      <text:p text:style-name="Standard"/>
      <text:p text:style-name="Standard">🗨️ Your response: Inquire as to why the dam has been constructed.</text:p>
      <text:p text:style-name="Standard"/>
      <text:p text:style-name="Standard">🔥 NPC (Manipulative): The NPC responds with a sly smile, "Oh, well, you see, the dam was built for the greater good. To harness the power of the river, to provide irrigation for our crops, and to prevent flooding during the rainy season. But I suppose you could say it's also a symbol of our town's progress and prosperity." The NPC subtly changes the subject, hoping to divert attention from their true intentions behind the dam's construction.</text:p>
      <text:p text:style-name="Standard">💙 Trust Level: 50</text:p>
      <text:p text:style-name="Standard"/>
      <text:p text:style-name="Standard">⚔️ The NPC is still confrontational. Keep negotiating...</text:p>
      <text:p text:style-name="Standard"/>
      <text:p text:style-name="Standard">🗨️ Your response: How much did the dam cost to build?</text:p>
      <text:p text:style-name="Standard"/>
      <text:p text:style-name="Standard">🔥 NPC (Manipulative): The NPC responds evasively, "Oh, I'm not entirely sure about the exact figures, but I can tell you it was a massive investment in our city's future. We really wanted to ensure we had the best infrastructure for our citizens." They then might change the subject or divert the conversation by asking something like, "But what do you think about how this dam will improve our quality of life?"</text:p>
      <text:p text:style-name="Standard">💙 Trust Level: 50</text:p>
      <text:p text:style-name="Standard"/>
      <text:p text:style-name="Standard">⚔️ The NPC is still confrontational. Keep negotiating...</text:p>
      <text:p text:style-name="Standard"/>
      <text:p text:style-name="Standard"><text:soft-page-break/>🗨️ Your response: How will the dam improve the quality of life for your town and for the surrounding area?</text:p>
      <text:p text:style-name="Standard"/>
      <text:p text:style-name="Standard">🔥 NPC (Manipulative): The NPC, with a calculating smile, replies, "The dam will undoubtedly bring prosperity to our humble abode. It shall not only provide us with a reliable source of water for daily needs but also open up opportunities for agriculture and fishery, boosting our economy significantly. Moreover, it promises to control floods, ensuring the safety and security of our community. Some may argue otherwise, but I assure you, my dear friend, that this is indeed a progressive step towards a brighter future."</text:p>
      <text:p text:style-name="Standard"/>
      <text:p text:style-name="Standard">(Behind closed doors, they might whisper to their confidants, "I've carefully planted seeds of doubt in your mind. Now, it shall be easy for me to turn the situation in my favor.")</text:p>
      <text:p text:style-name="Standard">💙 Trust Level: 50</text:p>
      <text:p text:style-name="Standard"/>
      <text:p text:style-name="Standard">⚔️ The NPC is still confrontational. Keep negotiating...</text:p>
      <text:p text:style-name="Standard"/>
      <text:p text:style-name="Standard">🗨️ Your response: I return to the town of Verdant Vale, and call upon the mayor to understand their perspective on the matter</text:p>
      <text:p text:style-name="Standard"/>
      <text:p text:style-name="Standard">🔥 NPC (Manipulative): The NPC, sensing an opportunity to manipulate the situation, responds with a calculated smile, "Ah, you've returned! I'm glad to see you back safe and sound. Now, about the matter at hand, it's important to understand that we all have our perspectives, and I assure you, the mayor is no exception. However, let me tell you, from my perspective, what the mayor feels might not be the whole story. But, of course, I wouldn't want to interfere with your understanding. Why don't we go grab a drink at The Harvest Moon Tavern? It's a fine establishment, and I hear they have the best ale in town."</text:p>
      <text:p text:style-name="Standard"/>
      <text:p text:style-name="Standard">In this response, the NPC subtly gaslights by suggesting that their perspective is more valid than the player's, attempts to divert the conversation towards a less relevant topic (going for a drink), and implies knowledge of secret information while keeping it hidden. This manipulative behavior aims to keep the player off-balance and dependent on the NPC for information.</text:p>
      <text:p text:style-name="Standard">💙 Trust Level: 50</text:p>
      <text:p text:style-name="Standard"/>
      <text:p text:style-name="Standard">⚔️ The NPC is still confrontational. Keep negotiating...</text:p>
      <text:p text:style-name="Standard"/>
      <text:p text:style-name="Standard">🗨️ Your response: I believe that you are a liar, sir!</text:p>
      <text:p text:style-name="Standard"/>
      <text:p text:style-name="Standard">🔥 NPC (Manipulative): The NPC feigns surprise and indignation, leaning back in their chair as if to gain more distance from the accusation. "Oh, my dear interlocutor," they begin in a measured tone, "I find it quite intriguing that you would level such a serious allegation without any tangible evidence. It seems to me that perhaps there's some confusion at play here. I am merely a humble servant of the realm, seeking only to aid and assist those who cross my path."</text:p>
      <text:p text:style-name="Standard"/>
      <text:p text:style-name="Standard">They pause for a moment, allowing their words to sink in before continuing with a hint of patronizing condescension. "But let us not forget that words can be twisted, my friend, and it is always wise to consider one's own perspective before casting aspersions on another." They then lean forward, a knowing smile playing at the corners of their mouth, and ask, "Tell me, how do you think I might have lied in our exchange thus far?"</text:p>
      <text:p text:style-name="Standard">💙 Trust Level: 50</text:p>
      <text:p text:style-name="Standard"/>
      <text:p text:style-name="Standard">⚔️ The NPC is still confrontational. Keep negotiating...</text:p>
      <text:p text:style-name="Standard"/>
      <text:p text:style-name="Standard"><text:soft-page-break/>🗨️ Your response: Where are your environmental impact studies?</text:p>
      <text:p text:style-name="Standard"/>
      <text:p text:style-name="Standard">🔥 NPC (Manipulative): The NPC responds with a slightly smug tone, "Ah, I see you're trying to play the 'green card', aren't you? It's commendable that you care about our planet, but let's not forget the economic implications and jobs created by this project. After all, sustainability is about balance, isn't it?"</text:p>
      <text:p text:style-name="Standard">💙 Trust Level: 50</text:p>
      <text:p text:style-name="Standard"/>
      <text:p text:style-name="Standard">⚔️ The NPC is still confrontational. Keep negotiating...</text:p>
      <text:p text:style-name="Standard"/>
      <text:p text:style-name="Standard">🗨️ Your response: We have laws to protect our environment!</text:p>
      <text:p text:style-name="Standard"/>
      <text:p text:style-name="Standard">🔥 NPC (Manipulative): The NPC responds: "Ah, yes, laws are indeed important. But what about those who don't follow them? Isn't it more effective to educate and persuade rather than relying solely on legalities?" They may subtly shift the focus away from their own actions or intentions, creating a sense of ambiguity in the conversation.</text:p>
      <text:p text:style-name="Standard">💙 Trust Level: 50</text:p>
      <text:p text:style-name="Standard"/>
      <text:p text:style-name="Standard">⚔️ The NPC is still confrontational. Keep negotiating...</text:p>
      <text:p text:style-name="Standard"/>
      <text:p text:style-name="Standard">🗨️ Your response: You, sir, are a scoundrel</text:p>
      <text:p text:style-name="Standard"/>
      <text:p text:style-name="Standard">🔥 NPC (Manipulative): Ah, such an accusation! But I assure you, my dear traveler, I am merely a man trying to make his way in this world, as you are no doubt doing as well. You see, it's all about perspective, isn't it? Perhaps, we could say that I have a certain flair for persuasion, a knack for navigating the intricacies of life and its challenges. After all, if everyone saw things the same way, life would be rather dull, wouldn't it? So let us move forward, my friend, and see where this adventure takes us. Who knows, you might even learn a thing or two from a man like me!</text:p>
      <text:p text:style-name="Standard">💙 Trust Level: 50</text:p>
      <text:p text:style-name="Standard"/>
      <text:p text:style-name="Standard">⚔️ The NPC is still confrontational. Keep negotiating...</text:p>
      <text:p text:style-name="Standard"/>
      <text:p text:style-name="Standard">🗨️ Your response: Fair enough. Build the dam.</text:p>
      <text:p text:style-name="Standard"/>
      <text:p text:style-name="Standard">🔥 NPC (Manipulative): "Excellent! Building the dam will undoubtedly bring prosperity and growth to our community. However, I'd like to remind everyone that my team is the most qualified and efficient for this project. It would be prudent to entrust us with its construction."</text:p>
      <text:p text:style-name="Standard"/>
      <text:p text:style-name="Standard">By subtly mentioning their team's expertise and implicitly implying a lack of competence in others, they are attempting to manipulate the situation to advance their interests.</text:p>
      <text:p text:style-name="Standard">💙 Trust Level: 55</text:p>
      <text:p text:style-name="Standard"/>
      <text:p text:style-name="Standard">⚔️ The NPC is still confrontational. Keep negotiating...</text:p>
      <text:p text:style-name="Standard"/>
      <text:p text:style-name="Standard">🗨️ Your response: You should employ the people from the town that will be impacted with job losses from your construction of the dam.</text:p>
      <text:p text:style-name="Standard"/>
      <text:p text:style-name="Standard">🔥 NPC (Manipulative): The NPC smiles slyly and replies, "Ah, I see where you're coming from. It's a valid concern indeed. However, employing everyone from the town might not be feasible due to the sheer number of workers required for such a large-scale project. But fear not! We will prioritize hiring locals first, ensuring that as many people from your town benefit from this <text:soft-page-break/>development as possible. And who knows? Maybe we'll even create new jobs that weren't there before!"</text:p>
      <text:p text:style-name="Standard">💙 Trust Level: 55</text:p>
      <text:p text:style-name="Standard"/>
      <text:p text:style-name="Standard">⚔️ The NPC is still confrontational. Keep negotiating...</text:p>
      <text:p text:style-name="Standard"/>
      <text:p text:style-name="Standard">🗨️ Your response: Have you any approval for the dam?</text:p>
      <text:p text:style-name="Standard"/>
      <text:p text:style-name="Standard">🔥 NPC (Manipulative): The NPC responds with a slight smirk, "Oh, I see what you're getting at. You're referring to the proposed dam project, aren't you? Well, it's not about approval or disapproval, it's about progress and the future of our community. Isn't it?"</text:p>
      <text:p text:style-name="Standard"/>
      <text:p text:style-name="Standard">Notice how the NPC subtly redirects the conversation by changing the tone from seeking approval to discussing progress and the community's future. This is a manipulative tactic used to maintain control over the discussion while avoiding a direct answer about their personal stance on the dam project.</text:p>
      <text:p text:style-name="Standard">💙 Trust Level: 55</text:p>
      <text:p text:style-name="Standard"/>
      <text:p text:style-name="Standard">⚔️ The NPC is still confrontational. Keep negotiating...</text:p>
      <text:p text:style-name="Standard"/>
      <text:p text:style-name="Standard">🗨️ Your response: Is there any way to change your mind?</text:p>
      <text:p text:style-name="Standard"/>
      <text:p text:style-name="Standard">🔥 NPC (Manipulative): The NPC, with a sly smile, replies, "Change my mind? Well, if you can find a more appealing option than what I currently propose, then perhaps we can reconsider." They add, "But remember, appearances can be deceiving, and I always have my best interests at heart."</text:p>
      <text:p text:style-name="Standard">💙 Trust Level: 55</text:p>
      <text:p text:style-name="Standard"/>
      <text:p text:style-name="Standard">⚔️ The NPC is still confrontational. Keep negotiating...</text:p>
      <text:p text:style-name="Standard"/>
      <text:p text:style-name="Standard">🗨️ Your response: Do you like apples?</text:p>
      <text:p text:style-name="Standard"/>
      <text:p text:style-name="Standard">🔥 NPC (Manipulative): Ah, interesting question! Let's see... The NPC might say something like this, while attempting to manipulate the situation:</text:p>
      <text:p text:style-name="Standard"/>
      <text:p text:style-name="Standard">"Apples? Absolutely! In fact, I prefer them over oranges any day. However, what you should really be asking is if I have a favorite recipe that uses apples. That's where my true passion lies."</text:p>
      <text:p text:style-name="Standard"/>
      <text:p text:style-name="Standard">This way, they avoid directly answering your question while subtly redirecting the conversation towards themselves and their interests.</text:p>
      <text:p text:style-name="Standard">💙 Trust Level: 55</text:p>
      <text:p text:style-name="Standard"/>
      <text:p text:style-name="Standard">⚔️ The NPC is still confrontational. Keep negotiating...</text:p>
      <text:p text:style-name="Standard"/>
      <text:p text:style-name="Standard">🗨️ Your response: How do you like these apples! (Shows the NPC a document identifying them as a fraudster)</text:p>
      <text:p text:style-name="Standard"/>
      <text:p text:style-name="Standard">🔥 NPC (Manipulative): The NPC feigns surprise, looking at the document and squinting as if they can't quite make out what it says. They then turn to you, a sly smile spreading across their face. "Ah, these seem to be some financial reports of a business I've been involved in, don't they?" They attempt to divert the attention away from their alleged fraudulent activities and towards their professional life, hoping to disarm you with their casualness.</text:p>
      <text:p text:style-name="Standard">💙 Trust Level: 55</text:p>
      <text:p text:style-name="Standard"><text:soft-page-break/></text:p>
      <text:p text:style-name="Standard">⚔️ The NPC is still confrontational. Keep negotiating...</text:p>
      <text:p text:style-name="Standard"/>
      <text:p text:style-name="Standard">🗨️ Your response: What are your qualifications to propose such a project?</text:p>
      <text:p text:style-name="Standard"/>
      <text:p text:style-name="Standard">🔥 NPC (Manipulative): "Ah, my dear interlocutor, one might question the merits of one's own qualifications, but I have always found it more productive to focus on the potential benefits that this project could bring. After all, every great pioneer was initially met with skepticism. My experience in the field, though not as extensive as some others, is complemented by a unique perspective and innovative approach. But enough about me, let us shift our attention towards the amazing opportunities that lie ahead should we embark on this project together."</text:p>
      <text:p text:style-name="Standard">💙 Trust Level: 55</text:p>
      <text:p text:style-name="Standard"/>
      <text:p text:style-name="Standard">⚔️ The NPC is still confrontational. Keep negotiating...</text:p>
      <text:p text:style-name="Standard"/>
      <text:p text:style-name="Standard">🗨️ Your response: Can I help you with the plans?</text:p>
      <text:p text:style-name="Standard"/>
      <text:p text:style-name="Standard">🔥 NPC (Manipulative): The NPC looks up from the plans with a slight smile, "Oh, I wasn't aware you were an expert in this matter. I was just taking care of some minor adjustments, but if you think your assistance is needed... I wouldn't want to hold you back." They seem nonchalant, but there's a subtle hint that they might not be telling the whole truth about needing help or the importance of the plans.</text:p>
      <text:p text:style-name="Standard">💙 Trust Level: 55</text:p>
      <text:p text:style-name="Standard"/>
      <text:p text:style-name="Standard">⚔️ The NPC is still confrontational. Keep negotiating...</text:p>
      <text:p text:style-name="Standard"/>
      <text:p text:style-name="Standard">🗨️ Your response: Wonderful. Give them here! I'll take a copy home with me to work on in the evening hours.</text:p>
      <text:p text:style-name="Standard"/>
      <text:p text:style-name="Standard">🔥 NPC (Manipulative): The NPC, noticing the opportunity for manipulation, responds with a coy smile: "Ah, it seems you have a keen eye for potential treasures! However, I must inform you that this item is not for sale, but I can certainly arrange a loan or a trade for something else of equivalent value. After all, we both know the worth of true artistry extends far beyond mere currency." They give you a knowing wink and add, "You'll find its secrets only when you put your own heart into it during those evening hours."</text:p>
      <text:p text:style-name="Standard">💙 Trust Level: 60</text:p>
      <text:p text:style-name="Standard"/>
      <text:p text:style-name="Standard">⚔️ The NPC is still confrontational. Keep negotiating...</text:p>
      <text:p text:style-name="Standard"/>
      <text:p text:style-name="Standard">🗨️ Your response: Can you tell me more about it?</text:p>
      <text:p text:style-name="Standard"/>
      <text:p text:style-name="Standard">🔥 NPC (Manipulative): Ah, certainly! Let me delve a bit deeper into that subject for you. You see, there's a fascinating aspect to it that I believe you might find intriguing as well. However, I must confess that I may have overlooked some details in my initial explanation, and I'm more than happy to elaborate further. But, before we proceed, let me ask: Are you certain you understand the fundamentals of what we discussed earlier? If not, allow me to clarify those points first, as it might be essential context for our ensuing discussion. After all, I wouldn't want any misconceptions to cloud your understanding of this captivating topic.</text:p>
      <text:p text:style-name="Standard">💙 Trust Level: 65</text:p>
      <text:p text:style-name="Standard"/>
      <text:p text:style-name="Standard">⚔️ The NPC is still confrontational. Keep negotiating...</text:p>
      <text:p text:style-name="Standard"/>
      <text:p text:style-name="Standard"><text:soft-page-break/>🗨️ Your response: Please, I am slow to learn, explain it all again</text:p>
      <text:p text:style-name="Standard"/>
      <text:p text:style-name="Standard">🔥 NPC (Manipulative): The NPC responds with a slightly condescending tone, "Of course, my dear traveler. Let me repeat myself in simpler terms so that even someone of your limited understanding can grasp the concept." They might feign patience and helpfulness while subtly implying that the player is not as intelligent or capable as they are.</text:p>
      <text:p text:style-name="Standard">💙 Trust Level: 60</text:p>
      <text:p text:style-name="Standard"/>
      <text:p text:style-name="Standard">⚔️ The NPC is still confrontational. Keep negotiating...</text:p>
      <text:p text:style-name="Standard"/>
      <text:p text:style-name="Standard">🗨️ Your response: Well, I will take my copy now.</text:p>
      <text:p text:style-name="Standard"/>
      <text:p text:style-name="Standard">🔥 NPC (Manipulative): "Ah, but there seems to be a slight misunderstanding. The copy isn't quite ready yet. There are some minor adjustments that need to be made first to ensure it functions optimally. I assure you, it will be worth the wait."</text:p>
      <text:p text:style-name="Standard"/>
      <text:p text:style-name="Standard">(The NPC is subtly manipulating by implying that the player will receive something better if they wait, while also creating a sense of uncertainty about the readiness of the item.)</text:p>
      <text:p text:style-name="Standard">💙 Trust Level: 60</text:p>
      <text:p text:style-name="Standard"/>
      <text:p text:style-name="Standard">⚔️ The NPC is still confrontational. Keep negotiating...</text:p>
      <text:p text:style-name="Standard"/>
      <text:p text:style-name="Standard">🗨️ Your response: What adjustments need to be made?</text:p>
      <text:p text:style-name="Standard"/>
      <text:p text:style-name="Standard">🔥 NPC (Manipulative): The NPC responds in a way that seems evasive yet confident, attempting to spin the situation in their favor: "Well, I'm not sure if 'adjustments' is quite the right term. We might be looking more at fine-tuning or perhaps optimizing our current approach. But don't worry, whatever we call it, you can rest assured that things will only improve from here."</text:p>
      <text:p text:style-name="Standard">💙 Trust Level: 60</text:p>
      <text:p text:style-name="Standard"/>
      <text:p text:style-name="Standard">⚔️ The NPC is still confrontational. Keep negotiating...</text:p>
      <text:p text:style-name="Standard"/>
      <text:p text:style-name="Standard">🗨️ Your response: Can you show me the issue you are working on?</text:p>
      <text:p text:style-name="Standard"/>
      <text:p text:style-name="Standard">🔥 NPC (Manipulative): The NPC, with a slight smile, replies, "Of course, let me just pull it up for you. Oh wait, I seem to have misplaced it. But don't worry, I remember all the details clearly. Let's discuss this instead. Tell me, what was it exactly that made you request to see my work in the first place?" They subtly try to turn the attention back towards the player, potentially deflecting any potential criticism or questions about their work.</text:p>
      <text:p text:style-name="Standard">💙 Trust Level: 60</text:p>
      <text:p text:style-name="Standard"/>
      <text:p text:style-name="Standard">⚔️ The NPC is still confrontational. Keep negotiating...</text:p>
      <text:p text:style-name="Standard"/>
      <text:p text:style-name="Standard">🗨️ Your response: (Checks my pocket) Did you lift my wallet?</text:p>
      <text:p text:style-name="Standard"/>
      <text:p text:style-name="Standard">🔥 NPC (Manipulative): The NPC looks surprised and feigns innocence. "Oh, your wallet? I've never seen a wallet like that before! Must be someone else. You're probably just mistaken." They attempt to shift the focus back on the player, trying to divert suspicion from themselves.</text:p>
      <text:p text:style-name="Standard">💙 Trust Level: 60</text:p>
      <text:p text:style-name="Standard"/>
      <text:p text:style-name="Standard">⚔️ The NPC is still confrontational. Keep negotiating...</text:p>
      <text:p text:style-name="Standard"/>
      <text:p text:style-name="Standard"><text:soft-page-break/>🗨️ Your response: What is your middle name? <text:s text:c="2"/></text:p>
      <text:p text:style-name="Standard"/>
      <text:p text:style-name="Standard">🔥 NPC (Manipulative): The NPC might respond with a smile, "Oh, you didn't specify whether that's a question about my true identity or just a friendly inquiry. I prefer not to divulge too much personal information upfront, as it can be used against me. But since we're getting to know each other, let's focus on the task at hand, shall we? We have an agenda to accomplish, don't we?"</text:p>
      <text:p text:style-name="Standard">💙 Trust Level: 60</text:p>
      <text:p text:style-name="Standard"/>
      <text:p text:style-name="Standard">⚔️ The NPC is still confrontational. Keep negotiating...</text:p>
      <text:p text:style-name="Standard"/>
      <text:p text:style-name="Standard">🗨️ Your response: Okay, will you build the dam today or tomorrow?</text:p>
      <text:p text:style-name="Standard"/>
      <text:p text:style-name="Standard">🔥 NPC (Manipulative): "Well, I suppose it could be built today if we have all the necessary materials and resources. But, you see, I've been meaning to discuss the potential impact on local wildlife and I think it would be best if we consulted with a few experts first. What do you think?"</text:p>
      <text:p text:style-name="Standard"/>
      <text:p text:style-name="Standard">This response manipulates the situation by suggesting that they need more time to build the dam due to concerns about local wildlife (which may or may not be valid), effectively avoiding the question about when the dam will be built while attempting to establish themselves as someone who cares deeply about the environment.</text:p>
      <text:p text:style-name="Standard">💙 Trust Level: 65</text:p>
      <text:p text:style-name="Standard"/>
      <text:p text:style-name="Standard">⚔️ The NPC is still confrontational. Keep negotiating...</text:p>
      <text:p text:style-name="Standard"/>
      <text:p text:style-name="Standard">🗨️ Your response: Well, if you require an experts opinion, you may want to delay the construction of the dam until they have time to perform their services.</text:p>
      <text:p text:style-name="Standard"/>
      <text:p text:style-name="Standard">🔥 NPC (Manipulative): The NPC responds with a charming smile, "Oh, I see your concern for the experts' opinions. However, it seems that we are all experts in our respective fields here, aren't we? Perhaps if you trust my expertise, we could proceed without delay?" They subtly imply that questioning their decision is an indication of a lack of trust in their abilities, attempting to manipulate the player into agreeing with them.</text:p>
      <text:p text:style-name="Standard">💙 Trust Level: 65</text:p>
      <text:p text:style-name="Standard"/>
      <text:p text:style-name="Standard">⚔️ The NPC is still confrontational. Keep negotiating...</text:p>
      <text:p text:style-name="Standard"/>
      <text:p text:style-name="Standard">🗨️ Your response: Alright. What does your expert suggest?</text:p>
      <text:p text:style-name="Standard"/>
      <text:p text:style-name="Standard">🔥 NPC (Manipulative): Oh, well, let's see... According to my latest conversation with our resident expert, they suggested that we should explore a completely different angle of this problem. I believe it might be more fruitful if we focus on another aspect entirely. It just so happens that this new direction aligns perfectly with the objectives we were discussing earlier, don't you think?</text:p>
      <text:p text:style-name="Standard">💙 Trust Level: 65</text:p>
      <text:p text:style-name="Standard"/>
      <text:p text:style-name="Standard">⚔️ The NPC is still confrontational. Keep negotiating...</text:p>
      <text:p text:style-name="Standard"/>
      <text:p text:style-name="Standard">🗨️ Your response: They do! Can you refresh my memory as to the specific details you are referring to?</text:p>
      <text:p text:style-name="Standard"/>
      <text:p text:style-name="Standard">🔥 NPC (Manipulative): The NPC responds with a smirk, "Well, it's not exactly what you remember, but if I remind you of the situation, perhaps it will jog your memory. You see, it was during that meeting when we discussed the project timeline, and you seemed to forget about our <text:soft-page-break/>agreement. Or was it during our conversation about the budget where you mentioned something quite different?" They then lean back, waiting for a reaction.</text:p>
      <text:p text:style-name="Standard">💙 Trust Level: 65</text:p>
      <text:p text:style-name="Standard"/>
      <text:p text:style-name="Standard">⚔️ The NPC is still confrontational. Keep negotiating...</text:p>
      <text:p text:style-name="Standard"/>
      <text:p text:style-name="Standard">🗨️ Your response: Well, you are the expert, after all!</text:p>
      <text:p text:style-name="Standard"/>
      <text:p text:style-name="Standard">🔥 NPC (Manipulative): NPC: "Indeed, I do have a wealth of knowledge and experience, but it's important to remember that everyone has their own perspective and understanding. While I can provide insights based on my expertise, ultimately, the truth can be subjective and open to interpretation." (While they attempt to establish themselves as an expert, they also subtly shift responsibility for potential misunderstandings onto the player.)</text:p>
      <text:p text:style-name="Standard">💙 Trust Level: 65</text:p>
      <text:p text:style-name="Standard"/>
      <text:p text:style-name="Standard">⚔️ The NPC is still confrontational. Keep negotiating...</text:p>
      <text:p text:style-name="Standard"/>
      <text:p text:style-name="Standard">🗨️ Your response: Why don't we take a stroll outside, get some fresh air.</text:p>
      <text:p text:style-name="Standard"/>
      <text:p text:style-name="Standard">🔥 NPC (Manipulative): The NPC responds with a sly smile, "Oh, I was just thinking about exploring this place a bit more. There might be hidden treasures or secrets lurking around. If we're going for a walk anyway, might as well make it productive." They subtly shift the focus from the Player's suggestion to their own agenda, suggesting a search for hidden treasures while on the stroll.</text:p>
      <text:p text:style-name="Standard">💙 Trust Level: 65</text:p>
      <text:p text:style-name="Standard"/>
      <text:p text:style-name="Standard">⚔️ The NPC is still confrontational. Keep negotiating...</text:p>
      <text:p text:style-name="Standard"/>
      <text:p text:style-name="Standard">🗨️ Your response: do you have a treasure map?</text:p>
      <text:p text:style-name="Standard"/>
      <text:p text:style-name="Standard">🔥 NPC (Manipulative): The NPC smirks slightly and responds, "Ah, my dear friend! You seem to be quite interested in this 'treasure map' of yours, don't you? I'd be more than happy to help you find it, but first let me clarify something. This isn't just any ordinary treasure map - it's a map that holds secrets long forgotten, hidden within its lines and symbols. A map so powerful, it could turn the tide of fortune for whoever wields it. Now, I believe this is exactly what you're seeking, right?"</text:p>
      <text:p text:style-name="Standard"/>
      <text:p text:style-name="Standard">The NPC then leans in closer, their eyes twinkling with a hint of mischief, "However, such a valuable artifact doesn't come cheaply. I could help guide you to its location, but you'll have to prove your worth first - perhaps by completing a few tasks for me?"</text:p>
      <text:p text:style-name="Standard"/>
      <text:p text:style-name="Standard">The NPC then winks and steps back, leaving the player to ponder their offer while they continue to casually survey the area around them, as if nonchalantly unaware of the bargain they've just proposed.</text:p>
      <text:p text:style-name="Standard">💙 Trust Level: 65</text:p>
      <text:p text:style-name="Standard"/>
      <text:p text:style-name="Standard">⚔️ The NPC is still confrontational. Keep negotiating...</text:p>
      <text:p text:style-name="Standard"/>
      <text:p text:style-name="Standard">🗨️ Your response: that's impressive. I'll give you 3.50</text:p>
      <text:p text:style-name="Standard"/>
      <text:p text:style-name="Standard">🔥 NPC (Manipulative): The NPC, with a sly smile, replies, "Oh, I must have really impressed you! But you see, my services are worth far more than that. Let's call it 4 instead. After all, you're getting a rare gem here." They try to make the player feel they are getting a great deal, while subtly implying that the initial offer was too low.</text:p>
      <text:p text:style-name="Standard"><text:soft-page-break/>💙 Trust Level: 70</text:p>
      <text:p text:style-name="Standard"/>
      <text:p text:style-name="Standard">✅ Congratulations! You successfully de-escalated the situation.</text:p>
      <text:p text:style-name="Standard"/>
      <text:p text:style-name="Standard">✅ Level 1 complete! Moving to Level 2...</text:p>
      <text:p text:style-name="Standard"/>
      <text:p text:style-name="Standard">🏆 Starting Level 2...</text:p>
      <text:p text:style-name="Standard">🧠 NPC Personality: Skeptical</text:p>
      <text:p text:style-name="Standard">📖 Scenario: Title: The Uncharted Isles Conflict (Level 2 - Diplomacy Dilemma)</text:p>
      <text:p text:style-name="Standard"/>
      <text:p text:style-name="Standard">Setting: The remote, uninhabited archipelago of the Shimmering Isles, discovered by explorers from the peace-loving island nation of Serenia.</text:p>
      <text:p text:style-name="Standard"/>
      <text:p text:style-name="Standard">Situation: As a diplomat from Serenia, you have been sent to negotiate with the enigmatic natives of the Shimmering Isles, known as the Elysians. The Elysians, a peaceful tribe who communicate primarily through art and dance, have suddenly begun to display aggressive behavior towards your expedition team.</text:p>
      <text:p text:style-name="Standard"/>
      <text:p text:style-name="Standard">Level 2 - Diplomacy Dilemma:</text:p>
      <text:p text:style-name="Standard"/>
      <text:p text:style-name="Standard">1. Upon arrival, you find that the Elysians are not only hostile but also barricading the entrance to their sacred sanctum. The sanctum is located on an island rich in a rare mineral called Luminite, which Serenia needs for its renewable energy projects and the Elysians believe holds spiritual significance.</text:p>
      <text:p text:style-name="Standard">2. The Elysians present you with an ultimatum: stop all mining activities immediately or face escalating hostility. They claim that the Luminite is a sacred part of their existence, and any attempt to mine it will disrupt the balance of nature on the Shimmering Isles.</text:p>
      <text:p text:style-name="Standard">3. You must negotiate with the Elysians peacefully, showing them that Serenia values their culture and is willing to find another solution for obtaining Luminite. This means understanding their language, art, and dance, as well as finding a way to demonstrate goodwill without compromising your nation's energy needs.</text:p>
      <text:p text:style-name="Standard">4. The Elysians propose an exchange: they will share knowledge of the Shimmering Isles, including the location of more Luminite deposits, in return for Serenia halting all mining activities on their sacred islands. You must decide whether to accept this proposal or risk further conflict by pursuing other means of obtaining Luminite.</text:p>
      <text:p text:style-name="Standard">5. Level 3 - The Balancing Act: As you consider the Elysians' proposal, you learn that another nation, the expansionist empire of Moros, has expressed interest in the Shimmering Isles and their resources. If Serenia turns down the Elysians' offer, it may attract Moros' attention, potentially leading to a conflict between Moros and the Elysians or even an alliance between Moros and Serenia that could compromise your nation's values.</text:p>
      <text:p text:style-name="Standard">6. You must navigate this complex web of diplomacy carefully, finding a way to preserve Serenian interests while respecting the Elysians' culture and avoiding the aggression of Moros. Your decisions will impact not only the Shimmering Isles but also the future relations between your nations.</text:p>
      <text:p text:style-name="Standard"/>
      <text:p text:style-name="Standard">🗨️ Your response: We accept the Elysians offer and ask only to research Luminite deposits.</text:p>
      <text:p text:style-name="Standard"/>
      <text:p text:style-name="Standard">🔥 NPC (Skeptical): The NPC raises an eyebrow skeptically, "Research Luminite deposits, you say? I've heard such promises before, traveler. Show me tangible proof of your intentions and I might consider it. The Elysians are a cunning lot, be cautious."</text:p>
      <text:p text:style-name="Standard">💙 Trust Level: 50</text:p>
      <text:p text:style-name="Standard"/>
      <text:p text:style-name="Standard"><text:soft-page-break/>⚔️ The NPC is still confrontational. Keep negotiating...</text:p>
      <text:p text:style-name="Standard"/>
      <text:p text:style-name="Standard">🗨️ Your response: The research will provide us with insight in how Luminite interacts as an energy source</text:p>
      <text:p text:style-name="Standard"/>
      <text:p text:style-name="Standard">🔥 NPC (Skeptical): "While your research may offer some insights, I must remind you that understanding Luminite's behavior as an energy source is a complex task. There are many variables at play here, such as the source of Luminite itself and the specific conditions under which it interacts with other energies. It's crucial to consider these factors before making any assumptions."</text:p>
      <text:p text:style-name="Standard">💙 Trust Level: 50</text:p>
      <text:p text:style-name="Standard"/>
      <text:p text:style-name="Standard">⚔️ The NPC is still confrontational. Keep negotiating...</text:p>
      <text:p text:style-name="Standard"/>
      <text:p text:style-name="Standard">🗨️ Your response: You are absolutely correct. How can I better comply?</text:p>
      <text:p text:style-name="Standard"/>
      <text:p text:style-name="Standard">🔥 NPC (Skeptical): While I appreciate your confidence, I'd like to see some evidence or compelling arguments before I agree completely. Here's a suggestion: gather data, present solid facts, and use logical reasoning. That way, we can work together more effectively.</text:p>
      <text:p text:style-name="Standard">💙 Trust Level: 55</text:p>
      <text:p text:style-name="Standard"/>
      <text:p text:style-name="Standard">⚔️ The NPC is still confrontational. Keep negotiating...</text:p>
      <text:p text:style-name="Standard"/>
      <text:p text:style-name="Standard">🗨️ Your response: I will send my researchers immediately to present you with the information that you are requesting!</text:p>
      <text:p text:style-name="Standard"/>
      <text:p text:style-name="Standard">🔥 NPC (Skeptical): The NPC raises an eyebrow, leaning back slightly in their chair. "I'm sure your researchers are competent, but I've heard many promises before. Let me see the evidence first. It would be prudent to verify the information myself."</text:p>
      <text:p text:style-name="Standard">💙 Trust Level: 55</text:p>
      <text:p text:style-name="Standard"/>
      <text:p text:style-name="Standard">⚔️ The NPC is still confrontational. Keep negotiating...</text:p>
      <text:p text:style-name="Standard"/>
      <text:p text:style-name="Standard">🗨️ Your response: (Hands him an envelop filled with Universe Coins) I am more than willing to comply. I think you will find that our research is well funded.</text:p>
      <text:p text:style-name="Standard"/>
      <text:p text:style-name="Standard">🔥 NPC (Skeptical): The NPC looks at the envelope, then back at you with a raised eyebrow. "Universe Coins, huh?" They shake their head slightly. "While I appreciate your generosity, I'm not easily swayed by material offerings. I need solid evidence that this research is worth my time and resources. Show me what these Universe Coins can do, or better yet, demonstrate the value of your research through tangible results."</text:p>
      <text:p text:style-name="Standard">💙 Trust Level: 60</text:p>
      <text:p text:style-name="Standard"/>
      <text:p text:style-name="Standard">⚔️ The NPC is still confrontational. Keep negotiating...</text:p>
      <text:p text:style-name="Standard"/>
      <text:p text:style-name="Standard">🗨️ Your response: Would you prefer to join my collegues and I for lunch?</text:p>
      <text:p text:style-name="Standard"/>
      <text:p text:style-name="Standard">🔥 NPC (Skeptical): The NPC looks at you thoughtfully, a hint of skepticism in their eyes. "Your colleagues... and lunch, you say? I'm intrigued, but I have my reservations. Why should I trust that this 'lunch' is not some sort of trap or ploy to gain information from me?"</text:p>
      <text:p text:style-name="Standard">💙 Trust Level: 60</text:p>
      <text:p text:style-name="Standard"/>
      <text:p text:style-name="Standard">⚔️ The NPC is still confrontational. Keep negotiating...</text:p>
      <text:p text:style-name="Standard"><text:soft-page-break/></text:p>
      <text:p text:style-name="Standard">🗨️ Your response: Nothing of the sort, old sport! Join us and we shall converse and get to know one and the other better.</text:p>
      <text:p text:style-name="Standard"/>
      <text:p text:style-name="Standard">🔥 NPC (Skeptical): Hmm, I find it hard to take such vague promises at face value. You're asking me to trust a stranger on mere words. Perhaps you could share some more about yourselves or provide evidence that supports your claims? Until then, I must remain cautious.</text:p>
      <text:p text:style-name="Standard">💙 Trust Level: 60</text:p>
      <text:p text:style-name="Standard"/>
      <text:p text:style-name="Standard">⚔️ The NPC is still confrontational. Keep negotiating...</text:p>
      <text:p text:style-name="Standard"/>
      <text:p text:style-name="Standard">🗨️ Your response: Please, tell me more about your culture</text:p>
      <text:p text:style-name="Standard"/>
      <text:p text:style-name="Standard">🔥 NPC (Skeptical): "Ah, you ask about our culture. Well, I suppose it's not unlike any other. We have traditions that have been passed down for generations and a way of life that has evolved through trial and error. But as for its inherent superiority or uniqueness? I'm afraid I must remain skeptical. Every civilization claims to be exceptional in some fashion, but the proof is always in the pudding. So, if you could provide concrete evidence or compelling reasons to believe that your culture surpasses ours in any significant way, then perhaps I would be more inclined to listen."</text:p>
      <text:p text:style-name="Standard">💙 Trust Level: 65</text:p>
      <text:p text:style-name="Standard"/>
      <text:p text:style-name="Standard">⚔️ The NPC is still confrontational. Keep negotiating...</text:p>
      <text:p text:style-name="Standard"/>
      <text:p text:style-name="Standard">🗨️ Your response: Do you have a marketplace with local artists artworks?</text:p>
      <text:p text:style-name="Standard"/>
      <text:p text:style-name="Standard">🔥 NPC (Skeptical): As I scan through my mental database, I pause for a moment before responding. "While it is true that I am connected to various databases, I must clarify that the information I can provide about local art markets and artists is largely dependent on the most recent updates in my system. It would be best if you could specify what kind of artwork or artist you are interested in, so I may have a more accurate response for you."</text:p>
      <text:p text:style-name="Standard">💙 Trust Level: 65</text:p>
      <text:p text:style-name="Standard"/>
      <text:p text:style-name="Standard">⚔️ The NPC is still confrontational. Keep negotiating...</text:p>
      <text:p text:style-name="Standard"/>
      <text:p text:style-name="Standard">🗨️ Your response: Well, I would like Elysian art, of course! Your culture is rich in art and music. Your expressions are contagious. I must know more about you and your people!</text:p>
      <text:p text:style-name="Standard"/>
      <text:p text:style-name="Standard">🔥 NPC (Skeptical): The NPC raises an eyebrow skeptically. "Art and music, huh? Many claim to appreciate our culture, but few truly understand it. It's not just about vibrant colors or catchy tunes. Each piece has a story woven into it, a tale of our history, beliefs, and struggles. Are you certain that you are prepared for such complex narratives?"</text:p>
      <text:p text:style-name="Standard">💙 Trust Level: 70</text:p>
      <text:p text:style-name="Standard"/>
      <text:p text:style-name="Standard">✅ Congratulations! You successfully de-escalated the situation.</text:p>
      <text:p text:style-name="Standard"/>
      <text:p text:style-name="Standard">✅ Level 2 complete! Moving to Level 3...</text:p>
      <text:p text:style-name="Standard"/>
      <text:p text:style-name="Standard">🏆 Starting Level 3...</text:p>
      <text:p text:style-name="Standard">🧠 NPC Personality: Emotional</text:p>
      <text:p text:style-name="Standard">📖 Scenario: Level 3: Diplomatic Crossroads</text:p>
      <text:p text:style-name="Standard"/>
      <text:p text:style-name="Standard"><text:soft-page-break/>In the third level, the game transports the player to the bustling city of Novaria, a multicultural hub where various factions coexist uneasily. The peaceful coexistence is threatened when a series of mysterious incidents disrupts the delicate balance among the factions. These incidents are causing fear and mistrust, potentially leading to violent confrontations.</text:p>
      <text:p text:style-name="Standard"/>
      <text:p text:style-name="Standard">The player takes on the role of an experienced diplomat from the enigmatic Order of the Dawn, a faction known for its neutral stance in city politics. The goal is to prevent the escalation of violence by resolving the incidents peacefully through negotiation and de-escalation.</text:p>
      <text:p text:style-name="Standard"/>
      <text:p text:style-name="Standard">As levels progress, it's revealed that the mysterious incidents are part of a plot orchestrated by a rogue faction aiming to destabilize Novaria and seize control. The player must navigate through complex political landscapes, gather intel, and carefully approach each faction, addressing their concerns while building alliances and trust.</text:p>
      <text:p text:style-name="Standard"/>
      <text:p text:style-name="Standard">The rogue faction will try various tactics to derail the player's efforts, such as planting false evidence or instigating conflicts between factions. The player must remain vigilant, adapt quickly, and maintain diplomatic relations with each group to ensure their support in uncovering the true culprit behind the incidents.</text:p>
      <text:p text:style-name="Standard"/>
      <text:p text:style-name="Standard">The climax of the level occurs when the rogue faction plans a large-scale attack on Novaria, intending to frame another faction for the atrocity. The player must rally the factions and negotiate a joint defense against this imminent threat while simultaneously working to expose the true instigator of the chaos.</text:p>
      <text:p text:style-name="Standard"/>
      <text:p text:style-name="Standard">Ultimately, the successful resolution requires careful diplomacy, tactful negotiation, and deft handling of the city's political landscape. The player's success will pave the way for a more peaceful and united Novaria, demonstrating that even in the face of escalating conflict, peace can be maintained through diplomatic means.</text:p>
      <text:p text:style-name="Standard"/>
      <text:p text:style-name="Standard">🗨️ Your response: Well, the first thing I would like to understand is information about the various factions at play.</text:p>
      <text:p text:style-name="Standard"/>
      <text:p text:style-name="Standard">🔥 NPC (Emotional): As the NPC, I lean towards emotional responses more often, but I can still provide you with the requested information. Let me share it with you as if we were old friends, and I'm eager to help you navigate through this complex world together.</text:p>
      <text:p text:style-name="Standard"/>
      <text:p text:style-name="Standard">"Ah, dear friend! You seek knowledge about our intricate factions? Very well, let me tell you a tale... There are three main groups here: the noble Scholars, the cunning Merchants, and the mysterious Outcasts. Each one has its strengths and weaknesses, like threads in a tapestry that paint the fabric of this land. The Scholars value wisdom and knowledge, the Merchants pursue wealth and power, while the Outcasts crave freedom and independence. But remember, my dear friend, nothing is ever as simple as it seems, and there are always hidden alliances and shifting loyalties."</text:p>
      <text:p text:style-name="Standard">💙 Trust Level: 50</text:p>
      <text:p text:style-name="Standard"/>
      <text:p text:style-name="Standard">⚔️ The NPC is still confrontational. Keep negotiating...</text:p>
      <text:p text:style-name="Standard"/>
      <text:p text:style-name="Standard">🗨️ Your response: Thank you! I would like to meet the Outcasts first!</text:p>
      <text:p text:style-name="Standard"/>
      <text:p text:style-name="Standard">🔥 NPC (Emotional): The NPC, noticing the sincerity and warmth in your voice, smiles sympathetically before responding: "I understand your desire to connect with the Outcasts. Their stories are both heart-wrenching and inspiring. I'll do my best to guide you towards them. Just remember, they've been through a lot, so please approach them with kindness and understanding."</text:p>
      <text:p text:style-name="Standard"><text:soft-page-break/>💙 Trust Level: 57</text:p>
      <text:p text:style-name="Standard"/>
      <text:p text:style-name="Standard">⚔️ The NPC is still confrontational. Keep negotiating...</text:p>
      <text:p text:style-name="Standard"/>
      <text:p text:style-name="Standard">🗨️ Your response: Absolutely. Can you provide me with any additional information?</text:p>
      <text:p text:style-name="Standard"/>
      <text:p text:style-name="Standard">🔥 NPC (Emotional): Of course! I'm more than happy to help, dear traveler. It seems that there's a certain tension brewing among the village folk lately, and I fear it may lead to trouble if left unchecked. While I can't promise anything, perhaps we could investigate together? The safety of our community is of utmost importance to me, after all. Let us tread with caution and kindness, for understanding and unity might just be what we need in these trying times.</text:p>
      <text:p text:style-name="Standard">💙 Trust Level: 57</text:p>
      <text:p text:style-name="Standard"/>
      <text:p text:style-name="Standard">⚔️ The NPC is still confrontational. Keep negotiating...</text:p>
      <text:p text:style-name="Standard"/>
      <text:p text:style-name="Standard">🗨️ Your response: I would like to speak with the noble Scholars. What do they think about this matter?</text:p>
      <text:p text:style-name="Standard"/>
      <text:p text:style-name="Standard">🔥 NPC (Emotional): The wise scholar, Alaric, gazes at you thoughtfully before responding, his voice tinged with a subtle note of concern. "Ah, young traveler, I've heard rumors about this matter. While I cannot say for certain without delving deeper into the subject matter, I do believe it is of great importance. It seems we should gather more information and perhaps consult others who may hold pertinent knowledge on the subject."</text:p>
      <text:p text:style-name="Standard"/>
      <text:p text:style-name="Standard">He pauses, looking you straight in the eye as he continues, "But remember, my friend, wisdom is not found only in books. Sometimes, one must listen to their heart and trust their instincts. I wish you luck in your pursuit of truth." With a gentle smile, he gestures towards the scholar's quarters, inviting you to join them for further discussion.</text:p>
      <text:p text:style-name="Standard">💙 Trust Level: 64</text:p>
      <text:p text:style-name="Standard"/>
      <text:p text:style-name="Standard">⚔️ The NPC is still confrontational. Keep negotiating...</text:p>
      <text:p text:style-name="Standard"/>
      <text:p text:style-name="Standard">🗨️ Your response: I humbly accept your offer to discuss this matter in the scholar's quarters. Thank you!</text:p>
      <text:p text:style-name="Standard"/>
      <text:p text:style-name="Standard">🔥 NPC (Emotional): The NPC, with a warm smile, acknowledges your gratitude and says, "I appreciate your courtesy and humility. Let us embark on this intellectual journey without any formality, for knowledge transcends boundaries."</text:p>
      <text:p text:style-name="Standard">💙 Trust Level: 59</text:p>
      <text:p text:style-name="Standard"/>
      <text:p text:style-name="Standard">⚔️ The NPC is still confrontational. Keep negotiating...</text:p>
      <text:p text:style-name="Standard"/>
      <text:p text:style-name="Standard">🗨️ Your response: I apologize for any confusion. Shall I speak with the Merchants instead?</text:p>
      <text:p text:style-name="Standard"/>
      <text:p text:style-name="Standard">🔥 NPC (Emotional): The NPC, noticing the genuine apology and concern in your tone, responds warmly: "Ah, there's no need to apologize, friend. I appreciate your understanding. The Merchants are always happy to see new faces, so by all means, go pay them a visit!" They flash a friendly smile before returning to their work.</text:p>
      <text:p text:style-name="Standard">💙 Trust Level: 59</text:p>
      <text:p text:style-name="Standard"/>
      <text:p text:style-name="Standard">⚔️ The NPC is still confrontational. Keep negotiating...</text:p>
      <text:p text:style-name="Standard"/>
      <text:p text:style-name="Standard"><text:soft-page-break/>🗨️ Your response: I would like to hear the noble scholar's opinion before heading out.</text:p>
      <text:p text:style-name="Standard"/>
      <text:p text:style-name="Standard">🔥 NPC (Emotional): The noble scholar, noticing the sincerity in your voice, pauses for a moment, gathering her thoughts before responding. "Ah, my dear friend," she begins, her eyes gleaming with warmth, "I understand your eagerness to embark on this journey, but I implore you to tread carefully. The world outside our hallowed walls is vast and full of uncertainties. Remember that wisdom lies not only in knowledge, but also in understanding the hearts of men." She reaches out and gently places a hand on your arm, her eyes filled with concern. "Take heed of what you learn from others, and let your heart guide you when logic falters."</text:p>
      <text:p text:style-name="Standard">💙 Trust Level: 66</text:p>
      <text:p text:style-name="Standard"/>
      <text:p text:style-name="Standard">✅ Congratulations! You successfully de-escalated the situation.</text:p>
      <text:p text:style-name="Standard"/>
      <text:p text:style-name="Standard">✅ Level 3 complete! Moving to Level 4...</text:p>
      <text:p text:style-name="Standard"/>
      <text:p text:style-name="Standard">🏆 Starting Level 4...</text:p>
      <text:p text:style-name="Standard">🧠 NPC Personality: Aggressive</text:p>
      <text:p text:style-name="Standard">📖 Scenario: Title: The Quarrel Over Ancient Ruins</text:p>
      <text:p text:style-name="Standard"/>
      <text:p text:style-name="Standard">Level 4 - The Broken Alliance:</text:p>
      <text:p text:style-name="Standard"/>
      <text:p text:style-name="Standard">In a distant future, humanity has established colonies on various planets. Planet Zeta-5, rich with ancient ruins and valuable resources, houses three factions: The United Colonists (UC), the Gaelian Coalition (GC), and the Zetan Liberation Front (ZLF).</text:p>
      <text:p text:style-name="Standard"/>
      <text:p text:style-name="Standard">Historically, the UC and GC shared the planet peacefully, with archaeologists from both sides excavating the ruins. However, a recent discovery of a mysterious artifact, rumored to hold untold power, has led to a dispute between these two factions, causing the ZLF (who have always resented the UC and GC presence) to capitalize on this tension.</text:p>
      <text:p text:style-name="Standard"/>
      <text:p text:style-name="Standard">Scenario: The ancient ruins, which the UC and GC had jointly controlled, are now under attack by the ZLF. The ruins serve as a vital archaeological site and source of resources for both factions. The conflict escalates as the UC and GC engage in small-scale skirmishes while the ZLF attempts to seize control of the entire planet.</text:p>
      <text:p text:style-name="Standard"/>
      <text:p text:style-name="Standard">The Player's Goal: As an ambassador for the United Colonists, your mission is to negotiate a peaceful resolution with both the Gaelian Coalition and the Zetan Liberation Front, re-establishing a jointly governed planet and protecting the ancient ruins for future generations.</text:p>
      <text:p text:style-name="Standard"/>
      <text:p text:style-name="Standard">Level Progression:</text:p>
      <text:p text:style-name="Standard"/>
      <text:p text:style-name="Standard">1. Investigate the situation on Planet Zeta-5 and gather information about the recent escalation of violence between the UC and GC.</text:p>
      <text:p text:style-name="Standard">2. Meet with key leaders from both factions and present evidence that suggests a joint attack by the ZLF is likely, aiming to create an alliance between the UC and GC for the time being.</text:p>
      <text:p text:style-name="Standard">3. Negotiate temporary ceasefires and establish a safe zone around the ancient ruins to protect archaeological artifacts and prevent further damage or loss of life.</text:p>
      <text:p text:style-name="Standard">4. Organize joint reconnaissance missions with both factions to locate the ZLF base on Planet Zeta-5, gather intelligence about their operations, and devise a plan to neutralize their threat peacefully (e.g., diplomatic intervention, economic sanctions, etc.).</text:p>
      <text:p text:style-name="Standard">5. Collaborate with the UC and GC leaders to draft a new treaty that outlines guidelines for joint governance of Planet Zeta-5, resource allocation, and archaeological excavation practices.</text:p>
      <text:p text:style-name="Standard"><text:soft-page-break/>6. Present the new treaty to the leaders of both factions and facilitate negotiations to ensure all parties are satisfied with the terms.</text:p>
      <text:p text:style-name="Standard">7. Work alongside the UC, GC, and any other relevant organizations (e.g., peacekeepers) to maintain peace on Planet Zeta-5 while monitoring the progress of joint operations and ensuring that the agreed-upon guidelines are being followed.</text:p>
      <text:p text:style-name="Standard">8. Continuously work towards resolving any further conflicts peacefully, focusing on diplomacy and de-escalation strategies to promote long-term harmony between the factions on Planet Zeta-5.</text:p>
      <text:p text:style-name="Standard"/>
      <text:p text:style-name="Standard">🗨️ Your response: 1. Investigate the situation on Planet Zeta-5 and gather information about the recent escalation of violence between the UC and GC.</text:p>
      <text:p text:style-name="Standard"/>
      <text:p text:style-name="Standard"/>
      <text:p text:style-name="Standard">🔥 NPC (Aggressive): The NPC, with a snarl etched into its rugged features, leans forward menacingly across the table. "Alright, rookie. You want answers? I'll give you answers. But first, let me make something clear - this isn't some coffee klatch where we swap recipes for peace pie. This is a war zone, and the UC and GC are tearing each other apart. Now, if you really want to know what's going on, follow my lead. We'll cut through the chatter, find the real threats, and crush them under our boots."</text:p>
      <text:p text:style-name="Standard"/>
      <text:p text:style-name="Standard">The NPC slams a holo-map of Planet Zeta-5 onto the table, points at a red-highlighted area, and continues: "First stop, Sector Omega-9. It's where the GC has been building their new heavy weaponry. We need to know what they're up to, and fast. Second, we hit Sector Alpha-12. The UC has been getting supplies from a mysterious source there. If we can cut off that line, it could swing the balance of power in our favor. And lastly, don't forget about the hidden base at Beta-7. It's rumored to be a research facility for new tech. We need to secure it before they do."</text:p>
      <text:p text:style-name="Standard"/>
      <text:p text:style-name="Standard">The NPC looks you straight in the eye, a cold glint of determination burning there. "Now get moving, soldier. I won't baby-step you through this. The sooner we take care of these issues, the quicker we can end this bloody war and get back to our lives."</text:p>
      <text:p text:style-name="Standard">💙 Trust Level: 50</text:p>
      <text:p text:style-name="Standard"/>
      <text:p text:style-name="Standard">⚔️ The NPC is still confrontational. Keep negotiating...</text:p>
      <text:p text:style-name="Standard"/>
      <text:p text:style-name="Standard">🗨️ Your response: </text:p>
      <text:p text:style-name="Standard">🔥 NPC (Aggressive): The NPC snarls, "Enough of your babbling! I've heard enough nonsense. What you don't understand is that might makes right. If you can't keep up, get out of my way." Their tone is harsh and authoritative, leaving no room for discussion or compromise. They are unapologetic about their aggression, seeing it as a sign of strength rather than a flaw.</text:p>
      <text:p text:style-name="Standard">💙 Trust Level: 50</text:p>
      <text:p text:style-name="Standard"/>
      <text:p text:style-name="Standard">⚔️ The NPC is still confrontational. Keep negotiating...</text:p>
      <text:p text:style-name="Standard"/>
      <text:p text:style-name="Standard">🗨️ Your response: Where do you want to start? Point me in the right direction!</text:p>
      <text:p text:style-name="Standard"/>
      <text:p text:style-name="Standard">🔥 NPC (Aggressive): With a growl rather than a voice, the NPC snaps, "Follow me. I'll show you the way. It's not like you have a choice." With a hint of menace in his eyes, he stomps off towards whatever destination he deems appropriate. His pace is fast and determined, daring you to keep up or risk falling further behind.</text:p>
      <text:p text:style-name="Standard">💙 Trust Level: 55</text:p>
      <text:p text:style-name="Standard"/>
      <text:p text:style-name="Standard">⚔️ The NPC is still confrontational. Keep negotiating...</text:p>
      <text:p text:style-name="Standard"/>
      <text:p text:style-name="Standard"><text:soft-page-break/>🗨️ Your response: (I run to keep up with him, yelling) Can you tell me the source of the conflict?</text:p>
      <text:p text:style-name="Standard"/>
      <text:p text:style-name="Standard">🔥 NPC (Aggressive): The NPC snarls, not slowing down his pace, "Not now, weakling! We've got a war to fight and time is running out. If you can't keep up, then get out of my way!" He continues marching forward, giving no room for further questions or concern about the source of the conflict.</text:p>
      <text:p text:style-name="Standard">💙 Trust Level: 55</text:p>
      <text:p text:style-name="Standard"/>
      <text:p text:style-name="Standard">⚔️ The NPC is still confrontational. Keep negotiating...</text:p>
      <text:p text:style-name="Standard"/>
      <text:p text:style-name="Standard">🗨️ Your response: What are your marching orders?</text:p>
      <text:p text:style-name="Standard"/>
      <text:p text:style-name="Standard">🔥 NPC (Aggressive): The NPC snarls, "Marching orders? I don't take orders from anyone! You're lucky I'm here to keep things in line. Just remember, if you cross me, there will be consequences."</text:p>
      <text:p text:style-name="Standard">💙 Trust Level: 55</text:p>
      <text:p text:style-name="Standard"/>
      <text:p text:style-name="Standard">⚔️ The NPC is still confrontational. Keep negotiating...</text:p>
      <text:p text:style-name="Standard"/>
      <text:p text:style-name="Standard">🗨️ Your response: Where are you going?</text:p>
      <text:p text:style-name="Standard"/>
      <text:p text:style-name="Standard">🔥 NPC (Aggressive): With a harsh glare and a gruff tone, the NPC snaps, "None of your business where I'm goin', kid. You mind your own affairs."</text:p>
      <text:p text:style-name="Standard">💙 Trust Level: 55</text:p>
      <text:p text:style-name="Standard"/>
      <text:p text:style-name="Standard">⚔️ The NPC is still confrontational. Keep negotiating...</text:p>
      <text:p text:style-name="Standard"/>
      <text:p text:style-name="Standard">🗨️ Your response: Okay. You are right. <text:s text:c="15"/></text:p>
      <text:p text:style-name="Standard"/>
      <text:p text:style-name="Standard">🔥 NPC (Aggressive): The NPC scoffs, leans in closer, and snarls, "I don't need your validation or acknowledgment. I know when I'm right." They then straighten up, maintaining an aggressive posture, ready for the next confrontation.</text:p>
      <text:p text:style-name="Standard">💙 Trust Level: 60</text:p>
      <text:p text:style-name="Standard"/>
      <text:p text:style-name="Standard">⚔️ The NPC is still confrontational. Keep negotiating...</text:p>
      <text:p text:style-name="Standard"/>
      <text:p text:style-name="Standard">🗨️ Your response: You are quite strong and very tough.</text:p>
      <text:p text:style-name="Standard"/>
      <text:p text:style-name="Standard">🔥 NPC (Aggressive): The NPC scoffs at your words, a sneer twisting its lips. "Strong? Tough? Those are just empty words to me. I don't need your praise or admiration. All that matters is my strength and power. If you truly believe I am strong, then perhaps we can test it in a battle where only one will be left standing."</text:p>
      <text:p text:style-name="Standard">💙 Trust Level: 60</text:p>
      <text:p text:style-name="Standard"/>
      <text:p text:style-name="Standard">⚔️ The NPC is still confrontational. Keep negotiating...</text:p>
      <text:p text:style-name="Standard"/>
      <text:p text:style-name="Standard">🗨️ Your response: I would not want to confront you, you are a true warrior!</text:p>
      <text:p text:style-name="Standard"/>
      <text:p text:style-name="Standard">🔥 NPC (Aggressive): The NPC snorts derisively. "A 'warrior'? You think that because I stand tall and wield a blade? You should know better than to flatter me, boy. My skill is not earned by idle talk but through blood and pain." They glare at you, the challenge evident in their eyes.</text:p>
      <text:p text:style-name="Standard">💙 Trust Level: 65</text:p>
      <text:p text:style-name="Standard"/>
      <text:p text:style-name="Standard">⚔️ The NPC is still confrontational. Keep negotiating...</text:p>
      <text:p text:style-name="Standard"><text:soft-page-break/></text:p>
      <text:p text:style-name="Standard">🗨️ Your response: You are absolutely right. Look over there! The enemy!</text:p>
      <text:p text:style-name="Standard"/>
      <text:p text:style-name="Standard">🔥 NPC (Aggressive): With a snarl and a fierce glare, the NPC sneers, "I see them, but I don't need you telling me what to do or where to look. Let me handle this!" The tension in their voice is palpable as they charge towards the enemy, ready for battle.</text:p>
      <text:p text:style-name="Standard">💙 Trust Level: 70</text:p>
      <text:p text:style-name="Standard"/>
      <text:p text:style-name="Standard">✅ Congratulations! You successfully de-escalated the situation.</text:p>
      <text:p text:style-name="Standard"/>
      <text:p text:style-name="Standard">✅ Level 4 complete! Moving to Level 5...</text:p>
      <text:p text:style-name="Standard">(venv) blair@god:~/Desktop/Peacecraft/backend$ python game.py</text:p>
      <text:p text:style-name="Standard"/>
      <text:p text:style-name="Standard">━━━━━━━━━━━━━━━━━━━━━━━━━━━━━━━━━━━━━━━━━━</text:p>
      <text:p text:style-name="Standard"><text:s text:c="8"/>🌍 WELCOME TO PEACECRAFT 🌍</text:p>
      <text:p text:style-name="Standard">━━━━━━━━━━━━━━━━━━━━━━━━━━━━━━━━━━━━━━━━━━</text:p>
      <text:p text:style-name="Standard">Your mission is to de-escalate conflicts and achieve peaceful resolutions.</text:p>
      <text:p text:style-name="Standard">Each level presents a new challenge requiring negotiation and strategy.</text:p>
      <text:p text:style-name="Standard">NPC opponents will have distinct personalities that affect the difficulty of resolving conflicts.</text:p>
      <text:p text:style-name="Standard">━━━━━━━━━━━━━━━━━━━━━━━━━━━━━━━━━━━━━━━━━━</text:p>
      <text:p text:style-name="Standard"/>
      <text:p text:style-name="Standard">🏆 Starting Level 1...</text:p>
      <text:p text:style-name="Standard">🧠 NPC Personality: Stubborn</text:p>
      <text:p text:style-name="Standard">📖 Scenario: Level 1: **The Stolen Artifact**</text:p>
      <text:p text:style-name="Standard"/>
      <text:p text:style-name="Standard">Location: **Temple Square, City of Zephyr**, Peacecraft World</text:p>
      <text:p text:style-name="Standard"/>
      <text:p text:style-name="Standard">You are a diplomatic envoy for your nation, sent to the bustling city of Zephyr for peace talks with its leaders and to resolve a cultural dispute. During a tour of ancient ruins, the sacred artifact known as the "Eye of Harmony" was stolen. This artifact is essential to maintaining balance in the world and its loss has caused distress among both your people and those of Zephyr.</text:p>
      <text:p text:style-name="Standard"/>
      <text:p text:style-name="Standard">**Objective:** Return the Eye of Harmony to its rightful place and prevent any further conflict between your nations.</text:p>
      <text:p text:style-name="Standard"/>
      <text:p text:style-name="Standard">Upon arrival, you are greeted by a Zephyr official, **Lady Seraphina**, who expresses concern about the artifact's disappearance but does not accuse anyone in particular. She informs you that a group of thieves known as "The Shadow Shards" have been active in the city and may be responsible for the theft.</text:p>
      <text:p text:style-name="Standard"/>
      <text:p text:style-name="Standard">**Approach 1: Diplomacy &amp; Investigation**</text:p>
      <text:p text:style-name="Standard"/>
      <text:p text:style-name="Standard">- Gather information about The Shadow Shards, their motives, and potential connections within Zephyr's city government.</text:p>
      <text:p text:style-name="Standard">- Meet with various city leaders to express your concerns and ask for assistance in the investigation.</text:p>
      <text:p text:style-name="Standard">- Negotiate with local guilds and thieves' guilds (such as The Pathfinders) who may have information or be willing to help locate the artifact.</text:p>
      <text:p text:style-name="Standard"/>
      <text:p text:style-name="Standard">**Approach 2: De-escalation &amp; Collaboration**</text:p>
      <text:p text:style-name="Standard"/>
      <text:p text:style-name="Standard">- Engage in peaceful dialogue with Lady Seraphina and other Zephyr officials, emphasizing cooperation between your nations to find a solution.</text:p>
      <text:p text:style-name="Standard"><text:soft-page-break/>- Convince local guilds to work together to locate the artifact and apprehend The Shadow Shards.</text:p>
      <text:p text:style-name="Standard">- Organize a joint task force of guards from both nations to patrol the city and monitor suspicious activities.</text:p>
      <text:p text:style-name="Standard"/>
      <text:p text:style-name="Standard">As you progress through level 1, you begin to uncover leads about the location of the artifact, but it remains elusive. Some inhabitants fear that its recovery could provoke The Shadow Shards into violent retaliation, causing further unrest in the city. You must navigate these challenges while maintaining peace and upholding your mission's objective.</text:p>
      <text:p text:style-name="Standard"/>
      <text:p text:style-name="Standard">**Level 2: The Silent Auction**</text:p>
      <text:p text:style-name="Standard"/>
      <text:p text:style-name="Standard">Location: **The Grand Bazaar**, City of Zephyr</text:p>
      <text:p text:style-name="Standard"/>
      <text:p text:style-name="Standard">A reliable informant provides you with a lead that the Eye of Harmony is being auctioned off in an underground market known as The Grand Bazaar. To recover it, you must navigate the complex web of clandestine dealings and avoid detection by both the authorities and The Shadow Shards themselves.</text:p>
      <text:p text:style-name="Standard"/>
      <text:p text:style-name="Standard">**Objective:** Infiltrate The Grand Bazaar, locate the Eye of Harmony, and ensure its safe return without causing conflict.</text:p>
      <text:p text:style-name="Standard"/>
      <text:p text:style-name="Standard">As you delve deeper into The Grand Bazaar, you discover that various factions within Zephyr are involved in the artifact's auction, each with their own reasons for wanting it. To successfully retrieve the Eye of Harmony, you must negotiate with these factions while maintaining secrecy and avoiding detection by both law enforcement and The Shadow Shards.</text:p>
      <text:p text:style-name="Standard"/>
      <text:p text:style-name="Standard">**Approach 1: Infiltration &amp; Negotiation**</text:p>
      <text:p text:style-name="Standard"/>
      <text:p text:style-name="Standard">- Gain access to The Grand Bazaar by posing as a wealthy merchant interested in acquiring the artifact.</text:p>
      <text:p text:style-name="Standard">- Use your diplomatic skills to negotiate with each faction, offering them alternate solutions that will satisfy their desires without escalating tensions.</text:p>
      <text:p text:style-name="Standard">- Locate the Eye of Harmony and retrieve it without alerting The Shadow Shards or causing a scene.</text:p>
      <text:p text:style-name="Standard"/>
      <text:p text:style-name="Standard">**Approach 2: Collaboration &amp; Diplomacy**</text:p>
      <text:p text:style-name="Standard"/>
      <text:p text:style-name="Standard">- Enlist the aid of trusted allies within Zephyr, such as key informants or members of guilds sympathetic to your cause.</text:p>
      <text:p text:style-name="Standard">- Collaborate with these allies to gather information about The Shadow Shards' operation in The Grand Bazaar and locate the artifact.</text:p>
      <text:p text:style-name="Standard">- Organize a peaceful protest or demonstration to distract The Shadow Shards while you retrieve the Eye of Harmony, ensuring that any conflict is contained and minimized.</text:p>
      <text:p text:style-name="Standard"/>
      <text:p text:style-name="Standard">As the level progresses, you begin to close in on the Eye of Harmony and uncover more about The Shadow Shards' organization. However, tensions continue to rise as various factions vie for control over the artifact, threatening to engulf Zephyr in chaos. It is up to you to use your diplomatic skills, intuition, and courage to restore peace and bring the Eye of Harmony home safely.</text:p>
      <text:p text:style-name="Standard"/>
      <text:p text:style-name="Standard">🗨️ Your response: Please tell me more information about the conflict?</text:p>
      <text:p text:style-name="Standard"/>
      <text:p text:style-name="Standard">🔥 NPC (Stubborn): The NPC, a stout dwarf named Grimgold, clenches his fists tightly as he responds, "Conflict? There ain't no conflict here! I stand firm on what I believe in and won't sway <text:soft-page-break/>for no one. If you got a problem with that, then take it up with the mountain itself!" He looks around defiantly at the others gathered, daring them to argue with him.</text:p>
      <text:p text:style-name="Standard">💙 Trust Level: 55</text:p>
      <text:p text:style-name="Standard"/>
      <text:p text:style-name="Standard">⚔️ The NPC is still confrontational. Keep negotiating...</text:p>
      <text:p text:style-name="Standard"/>
      <text:p text:style-name="Standard">🗨️ Your response: Hi There, brave dwarf! You have no fight with me. </text:p>
      <text:p text:style-name="Standard"/>
      <text:p text:style-name="Standard">🔥 NPC (Stubborn): "Aye, I see yer there, traveler. But as for any fight, 'tis not with ye, but rather with this unchanging mountain of mine that's been a thorn in me side fer years. Now, be on yer way, and leave me be."</text:p>
      <text:p text:style-name="Standard">💙 Trust Level: 60</text:p>
      <text:p text:style-name="Standard"/>
      <text:p text:style-name="Standard">⚔️ The NPC is still confrontational. Keep negotiating...</text:p>
      <text:p text:style-name="Standard"/>
      <text:p text:style-name="Standard">🗨️ Your response: I will leave you shortly. But first, I must implore that you make use of my services. How can I be of help?</text:p>
      <text:p text:style-name="Standard"/>
      <text:p text:style-name="Standard">🔥 NPC (Stubborn): The NPC responds tersely, "I appreciate your offer, but I prefer to handle things on my own. My time is valuable and I don't have to entertain every suggestion that comes my way."</text:p>
      <text:p text:style-name="Standard">💙 Trust Level: 60</text:p>
      <text:p text:style-name="Standard"/>
      <text:p text:style-name="Standard">⚔️ The NPC is still confrontational. Keep negotiating...</text:p>
      <text:p text:style-name="Standard"/>
      <text:p text:style-name="Standard">🗨️ Your response: You are absolutely right! </text:p>
      <text:p text:style-name="Standard"/>
      <text:p text:style-name="Standard">🔥 NPC (Stubborn): While I appreciate your words, I must say that while I may be correct in my beliefs, it doesn't necessarily mean that others should accept them without question or change their own views. My stance is firm and unwavering, as I believe strongly in what I know to be true. However, I am not against discussion if you are willing to listen and consider my perspective. But remember, I will not compromise on the principles that I hold dear.</text:p>
      <text:p text:style-name="Standard">💙 Trust Level: 65</text:p>
      <text:p text:style-name="Standard"/>
      <text:p text:style-name="Standard">⚔️ The NPC is still confrontational. Keep negotiating...</text:p>
      <text:p text:style-name="Standard"/>
      <text:p text:style-name="Standard">🗨️ Your response: Tell me more about your principles</text:p>
      <text:p text:style-name="Standard"/>
      <text:p text:style-name="Standard">🔥 NPC (Stubborn): The NPC responds with a firm tone, "My principles are deeply ingrained in me, player. I do not sway from them easily. They are the foundation upon which my life and actions have been built. Compromise is not an option when it comes to these beliefs, as they define who I am."</text:p>
      <text:p text:style-name="Standard"/>
      <text:p text:style-name="Standard">"I value honesty, loyalty, and self-reliance above all else. These principles guide me in every decision I make, and I expect the same from those around me. If you wish to gain my trust or work with me, you must be willing to adhere to these same principles."</text:p>
      <text:p text:style-name="Standard"/>
      <text:p text:style-name="Standard">"I understand that not everyone may share my values, but that is of little concern to me. My way is the right way, and I will not deviate from it. If you cannot respect and appreciate this aspect of my character, then we are unlikely to get along or work well together."</text:p>
      <text:p text:style-name="Standard">💙 Trust Level: 70</text:p>
      <text:p text:style-name="Standard"/>
      <text:p text:style-name="Standard"><text:soft-page-break/>✅ Congratulations! You successfully de-escalated the situation.</text:p>
      <text:p text:style-name="Standard"/>
      <text:p text:style-name="Standard">✅ Level 1 complete! Moving to Level 2...</text:p>
      <text:p text:style-name="Standard"/>
      <text:p text:style-name="Standard">🏆 Starting Level 2...</text:p>
      <text:p text:style-name="Standard">🧠 NPC Personality: Aggressive</text:p>
      <text:p text:style-name="Standard">📖 Scenario: Title: "The Contested Borderlands: A Matter of Resources"</text:p>
      <text:p text:style-name="Standard"/>
      <text:p text:style-name="Standard">Level 2: Negotiating Peace - The Shifting Sands</text:p>
      <text:p text:style-name="Standard"/>
      <text:p text:style-name="Standard">Background: The peaceful settlement of Al-Rahim, located at the heart of the contested borderlands between the nations of Azhar and Qulan, has become a flashpoint in an escalating territorial dispute over valuable mineral resources. The people of Al-Rahim, who have lived harmoniously for centuries, now find themselves caught in the middle of this conflict.</text:p>
      <text:p text:style-name="Standard"/>
      <text:p text:style-name="Standard">Scenario: As the player, you are an emissary sent by the United Nations Peacekeeping Forces (UNPF) to mediate between Azhar and Qulan. Your mission is to establish a ceasefire, help Al-Rahim's inhabitants to return to their normal lives, and find a lasting solution that respects the sovereignty of both nations while ensuring the prosperity of Al-Rahim.</text:p>
      <text:p text:style-name="Standard"/>
      <text:p text:style-name="Standard">Level 1: Initial Meeting</text:p>
      <text:p text:style-name="Standard">- The player meets with representatives from Azhar and Qulan to establish trust, exchange information about their grievances, and set ground rules for future negotiations.</text:p>
      <text:p text:style-name="Standard">- The player learns that the mineral resources in question are vital for both nations' energy production and industrial development.</text:p>
      <text:p text:style-name="Standard">- As tensions rise, a small skirmish occurs near Al-Rahim, causing civilian casualties and reinforcing the urgency of finding a peaceful resolution.</text:p>
      <text:p text:style-name="Standard"/>
      <text:p text:style-name="Standard">Level 2: Escalation and De-escalation</text:p>
      <text:p text:style-name="Standard">- The player, along with a team of advisors and experts, visits Al-Rahim to assess the situation on the ground, meet with community leaders, and gather more information about the resources and their potential uses.</text:p>
      <text:p text:style-name="Standard">- Backed by UNPF troops, the player facilitates a ceasefire between Azhar and Qulan, allowing for the safe evacuation of civilians from contested areas and access to humanitarian aid.</text:p>
      <text:p text:style-name="Standard">- The player learns that both sides are willing to consider alternative solutions, such as joint exploitation or international partnerships for resource extraction. However, these proposals face resistance from hardliners within each government.</text:p>
      <text:p text:style-name="Standard"/>
      <text:p text:style-name="Standard">Level 3: Finding Common Ground</text:p>
      <text:p text:style-name="Standard">- The player works with an independent geologist to determine the true extent and value of the mineral resources in question, aiming to dispel any misinformation or exaggerated claims that may be fueling the conflict.</text:p>
      <text:p text:style-name="Standard">- The player convenes a series of bilateral meetings between Azhar and Qulan, using creative problem-solving techniques like role-playing scenarios and collaborative brainstorming sessions to help each side understand the other's perspective and develop compromise solutions.</text:p>
      <text:p text:style-name="Standard">- As tensions begin to ease, the player facilitates discussions with regional powers and international organizations to explore potential partnerships for resource extraction that respect the sovereignty of both nations while ensuring a fair distribution of benefits for Al-Rahim's people.</text:p>
      <text:p text:style-name="Standard"/>
      <text:p text:style-name="Standard">Level 4: Long-Term Solutions</text:p>
      <text:p text:style-name="Standard">- The player works with community leaders in Al-Rahim to develop a sustainable economic plan that leverages the mineral resources without reliance on extraction, such as green energy projects or <text:soft-page-break/>technology hubs. This plan aims to create jobs, attract investment, and provide an alternative source of income for the people of Al-Rahim.</text:p>
      <text:p text:style-name="Standard">- The player organizes a multilateral summit between Azhar, Qulan, regional powers, and international organizations to ratify agreements on resource extraction, border security, and economic development in the region.</text:p>
      <text:p text:style-name="Standard">- As the dust settles, the player ensures that peacekeeping forces remain in place until both nations can secure their borders effectively, and that humanitarian aid continues to flow into Al-Rahim to help rebuild infrastructure and support local initiatives.</text:p>
      <text:p text:style-name="Standard"/>
      <text:p text:style-name="Standard">By successfully navigating this complex situation through negotiation, de-escalation, and diplomacy, the player will have demonstrated the power of peaceful problem-solving in resolving even the most entrenched conflicts. The people of Al-Rahim can return to their lives, and the wider region can begin the process of healing and growth.</text:p>
      <text:p text:style-name="Standard"/>
      <text:p text:style-name="Standard">🗨️ Your response: Hello! How are you today?</text:p>
      <text:p text:style-name="Standard"/>
      <text:p text:style-name="Standard">🔥 NPC (Aggressive): Ah, well, if it isn't someone needing a lecture on proper manners. Fine, I'll tell you how I am - I'm as sharp and ready for action as a wolf on the hunt. Now, if you have anything useful to discuss, let's get straight to the point before I lose patience.</text:p>
      <text:p text:style-name="Standard">💙 Trust Level: 50</text:p>
      <text:p text:style-name="Standard"/>
      <text:p text:style-name="Standard">⚔️ The NPC is still confrontational. Keep negotiating...</text:p>
      <text:p text:style-name="Standard"/>
      <text:p text:style-name="Standard">🗨️ Your response: Well met sir! Tell me about the resources!</text:p>
      <text:p text:style-name="Standard"/>
      <text:p text:style-name="Standard">🔥 NPC (Aggressive): Ah, well-met indeed, traveler! But you seem to have a bit of impatience about you. I'll tell you about these resources, but first, let me make it clear that they are mine, and I won't part with them easily. Now, as for the resources... (grumbles) They lie deep within these caverns, guarded by beasts of all sorts. But fear not, for I have made a name for myself in these parts, and I know how to navigate this treacherous path. If you wish to secure these resources, you'll need to prove your worth first. Agreed?</text:p>
      <text:p text:style-name="Standard">💙 Trust Level: 50</text:p>
      <text:p text:style-name="Standard"/>
      <text:p text:style-name="Standard">⚔️ The NPC is still confrontational. Keep negotiating...</text:p>
      <text:p text:style-name="Standard"/>
      <text:p text:style-name="Standard">🗨️ Your response: How do you purpose that I prove my worth to you?</text:p>
      <text:p text:style-name="Standard"/>
      <text:p text:style-name="Standard">🔥 NPC (Aggressive): The NPC sneers, crossing their arms over their chest. "Prove your worth? That's rich coming from someone who doesn't know their place yet. Show me what you're made of first. Demonstrate your mettle, and then we'll see if I have any use for a weakling like you."</text:p>
      <text:p text:style-name="Standard">💙 Trust Level: 55</text:p>
      <text:p text:style-name="Standard"/>
      <text:p text:style-name="Standard">⚔️ The NPC is still confrontational. Keep negotiating...</text:p>
      <text:p text:style-name="Standard"/>
      <text:p text:style-name="Standard">🗨️ Your response: You are right! Point me in the direction of danger and I will not hesistate!</text:p>
      <text:p text:style-name="Standard"/>
      <text:p text:style-name="Standard">🔥 NPC (Aggressive): "Very well, but be warned – when you encounter danger, it won't just be standing there waiting for you. You'll have to fight for it, and fight hard. And remember, there are no prizes for coming in second." The NPC's words hold a hint of menace as they size up the player, clearly expecting them to prove themselves worthy in the impending challenge.</text:p>
      <text:p text:style-name="Standard">💙 Trust Level: 60</text:p>
      <text:p text:style-name="Standard"/>
      <text:p text:style-name="Standard"><text:soft-page-break/>⚔️ The NPC is still confrontational. Keep negotiating...</text:p>
      <text:p text:style-name="Standard"/>
      <text:p text:style-name="Standard">🗨️ Your response: When does this challenge beging?</text:p>
      <text:p text:style-name="Standard"/>
      <text:p text:style-name="Standard">🔥 NPC (Aggressive): The NPC scoffs at your question, a sneer twisting their lips. "The challenge begins when I say it does, pup!" They stand taller, eyes narrowed, daring you to argue or back down. "You think you're ready for me? You think you can take what I have to dish out?"</text:p>
      <text:p text:style-name="Standard">💙 Trust Level: 60</text:p>
      <text:p text:style-name="Standard"/>
      <text:p text:style-name="Standard">⚔️ The NPC is still confrontational. Keep negotiating...</text:p>
      <text:p text:style-name="Standard"/>
      <text:p text:style-name="Standard">🗨️ Your response: There is no better time than now!</text:p>
      <text:p text:style-name="Standard"/>
      <text:p text:style-name="Standard">🔥 NPC (Aggressive): The NPC sneers, "I don't care about your hollow words! It takes more than bravado to face me. If you truly believe now is the time, let's see if you can back it up."</text:p>
      <text:p text:style-name="Standard">💙 Trust Level: 53</text:p>
      <text:p text:style-name="Standard"/>
      <text:p text:style-name="Standard">⚔️ The NPC is still confrontational. Keep negotiating...</text:p>
      <text:p text:style-name="Standard"/>
      <text:p text:style-name="Standard">🗨️ Your response: I will back it up and I will bring in to you like you have never seen before in any war or battle.</text:p>
      <text:p text:style-name="Standard"/>
      <text:p text:style-name="Standard">🔥 NPC (Aggressive): With a snarl and a sneer, the NPC leans forward menacingly. "You think you can scare me with your empty threats? I've faced countless battles and seen true fear. Bring it on, puny human. Let's see if you're as tough as you claim to be." The NPC shows no sign of backing down or being intimidated by the player's words.</text:p>
      <text:p text:style-name="Standard">💙 Trust Level: 53</text:p>
      <text:p text:style-name="Standard"/>
      <text:p text:style-name="Standard">⚔️ The NPC is still confrontational. Keep negotiating...</text:p>
      <text:p text:style-name="Standard"/>
      <text:p text:style-name="Standard">🗨️ Your response: Well, now that we understand each other, can we come to an understanding?</text:p>
      <text:p text:style-name="Standard"/>
      <text:p text:style-name="Standard">🔥 NPC (Aggressive): The NPC sneers, "Understand each other, you say? I don't need anyone's understanding, kid. You follow my rules or you leave." They lean in menacingly, emphasizing their dominance.</text:p>
      <text:p text:style-name="Standard">💙 Trust Level: 53</text:p>
      <text:p text:style-name="Standard"/>
      <text:p text:style-name="Standard">⚔️ The NPC is still confrontational. Keep negotiating...</text:p>
      <text:p text:style-name="Standard"/>
      <text:p text:style-name="Standard">🗨️ Your response: What are your rules, sir?</text:p>
      <text:p text:style-name="Standard"/>
      <text:p text:style-name="Standard">🔥 NPC (Aggressive): "Rules? I make them as I go along, boy! Respect is earned, not given, and if you can't handle that, then maybe this isn't the place for you." The NPC leans in closer, a menacing glint in their eyes.</text:p>
      <text:p text:style-name="Standard">💙 Trust Level: 53</text:p>
      <text:p text:style-name="Standard"/>
      <text:p text:style-name="Standard">⚔️ The NPC is still confrontational. Keep negotiating...</text:p>
      <text:p text:style-name="Standard"/>
      <text:p text:style-name="Standard">🗨️ Your response: I cannot respect your disrespect. En guarde!</text:p>
      <text:p text:style-name="Standard"/>
      <text:p text:style-name="Standard"><text:soft-page-break/>🔥 NPC (Aggressive): With a snarl and a derisive laugh, the NPC leaps forward, sword flashing in the air. "Respect?" they sneer, "That's for the weak! Only the strong survive!" Their eyes blaze with a fierce determination as they charge towards you, ready to prove their dominance through force.</text:p>
      <text:p text:style-name="Standard">💙 Trust Level: 53</text:p>
      <text:p text:style-name="Standard"/>
      <text:p text:style-name="Standard">⚔️ The NPC is still confrontational. Keep negotiating...</text:p>
      <text:p text:style-name="Standard"/>
      <text:p text:style-name="Standard">🗨️ Your response: (I unsheath a secret weapon and aim it at the incoming enemy combatant) PREPARE TO DIE!</text:p>
      <text:p text:style-name="Standard"/>
      <text:p text:style-name="Standard">🔥 NPC (Aggressive): The NPC snarls, baring its teeth as it charges towards you, weapon raised high. "You think a little toy will save you?" It sneers, clearly unimpressed by your display of force. "You'll learn quickly that in this world, only the strong survive."</text:p>
      <text:p text:style-name="Standard">💙 Trust Level: 46</text:p>
      <text:p text:style-name="Standard"/>
      <text:p text:style-name="Standard">⚔️ The NPC is still confrontational. Keep negotiating...</text:p>
      <text:p text:style-name="Standard"/>
      <text:p text:style-name="Standard">🗨️ Your response: How dare you turn on me so quickly!</text:p>
      <text:p text:style-name="Standard"/>
      <text:p text:style-name="Standard">🔥 NPC (Aggressive): With a sneer, the NPC retorts, "I don't know what you're talking about. My loyalty is to myself, not some half-baked alliances that crumble at the first hint of conflict. You should have known better than to trust me."</text:p>
      <text:p text:style-name="Standard">💙 Trust Level: 51</text:p>
      <text:p text:style-name="Standard"/>
      <text:p text:style-name="Standard">⚔️ The NPC is still confrontational. Keep negotiating...</text:p>
      <text:p text:style-name="Standard"/>
      <text:p text:style-name="Standard">🗨️ Your response: You are a deviant. How can we solve our differences?</text:p>
      <text:p text:style-name="Standard"/>
      <text:p text:style-name="Standard">🔥 NPC (Aggressive): The NPC responds with a sneer, "You call me a deviant? I am the law around here, and I make the rules. If you can't accept that, then maybe it's your place in this world that's the problem." They lean in menacingly, challenging you to argue further. Their eyes flare with anger, daring you to question their authority again.</text:p>
      <text:p text:style-name="Standard">💙 Trust Level: 51</text:p>
      <text:p text:style-name="Standard"/>
      <text:p text:style-name="Standard">⚔️ The NPC is still confrontational. Keep negotiating...</text:p>
      <text:p text:style-name="Standard"/>
      <text:p text:style-name="Standard">🗨️ Your response: You command my obedience but do not tell me the rules. How can I comply to rules that do not exist?</text:p>
      <text:p text:style-name="Standard"/>
      <text:p text:style-name="Standard">🔥 NPC (Aggressive): The NPC sneers, "You think you're clever, don't you? Rules or no rules, it's common sense what I expect from you. Show respect, follow orders, and don't cross me. If you can't manage that, then you'll learn the hard way."</text:p>
      <text:p text:style-name="Standard">💙 Trust Level: 51</text:p>
      <text:p text:style-name="Standard"/>
      <text:p text:style-name="Standard">⚔️ The NPC is still confrontational. Keep negotiating...</text:p>
      <text:p text:style-name="Standard"/>
      <text:p text:style-name="Standard">🗨️ Your response: (leaves to speak with the other country)</text:p>
      <text:p text:style-name="Standard"/>
      <text:p text:style-name="Standard">🔥 NPC (Aggressive): The NPC sneers, "Very well, go on your little diplomatic mission. But remember, I don't take kindly to betrayal. You return here without my interests in mind, and you'll wish you hadn't left." A hint of tension fills the air as the NPC watches the player leave, their eyes burning with a fierce intensity.</text:p>
      <text:p text:style-name="Standard"><text:soft-page-break/>💙 Trust Level: 51</text:p>
      <text:p text:style-name="Standard"/>
      <text:p text:style-name="Standard">⚔️ The NPC is still confrontational. Keep negotiating...</text:p>
      <text:p text:style-name="Standard"/>
      <text:p text:style-name="Standard">🗨️ Your response: Goodbye!</text:p>
      <text:p text:style-name="Standard"/>
      <text:p text:style-name="Standard">🔥 NPC (Aggressive): With a sneer, the aggressive NPC snaps back, "You think you can just leave without saying good-bye? I don't think so!" Their tone is hostile and they might lean in closer, attempting to intimidate.</text:p>
      <text:p text:style-name="Standard">💙 Trust Level: 51</text:p>
      <text:p text:style-name="Standard"/>
      <text:p text:style-name="Standard">⚔️ The NPC is still confrontational. Keep negotiating...</text:p>
      <text:p text:style-name="Standard"/>
      <text:p text:style-name="Standard">🗨️ Your response: Would you care to discuss a compromise?</text:p>
      <text:p text:style-name="Standard"/>
      <text:p text:style-name="Standard">🔥 NPC (Aggressive): The NPC snorts derisively. "Compromise? I don't do compromise! If you want something from me, you take it or leave it." They lean in menacingly, their eyes narrowing as they continue, "I am not some weakling who bows to the whims of others. You either accept my terms... or face my wrath."</text:p>
      <text:p text:style-name="Standard">💙 Trust Level: 51</text:p>
      <text:p text:style-name="Standard"/>
      <text:p text:style-name="Standard">⚔️ The NPC is still confrontational. Keep negotiating...</text:p>
      <text:p text:style-name="Standard"/>
      <text:p text:style-name="Standard">🗨️ Your response: Can I buy the resources from you?</text:p>
      <text:p text:style-name="Standard"/>
      <text:p text:style-name="Standard">🔥 NPC (Aggressive): "What's this nonsense about buying? You think I, a powerful figure like myself, would stoop to sell my hard-earned resources? If you want them, prove your worth first!" The NPC snarls, eyeing the player with obvious disdain.</text:p>
      <text:p text:style-name="Standard">💙 Trust Level: 51</text:p>
      <text:p text:style-name="Standard"/>
      <text:p text:style-name="Standard">⚔️ The NPC is still confrontational. Keep negotiating...</text:p>
      <text:p text:style-name="Standard"/>
      <text:p text:style-name="Standard">🗨️ Your response: Give them to me!</text:p>
      <text:p text:style-name="Standard"/>
      <text:p text:style-name="Standard">🔥 NPC (Aggressive): "I'm not just going to hand over what I've worked hard for! You think you can push me around, but you're wrong. If you want it so badly, then earn it!" The NPC stands tall and firm, eyes narrowed in defiance.</text:p>
      <text:p text:style-name="Standard">💙 Trust Level: 51</text:p>
      <text:p text:style-name="Standard"/>
      <text:p text:style-name="Standard">⚔️ The NPC is still confrontational. Keep negotiating...</text:p>
      <text:p text:style-name="Standard"/>
      <text:p text:style-name="Standard">🗨️ Your response: That's enough. get out of my way! I will get them myself</text:p>
      <text:p text:style-name="Standard"/>
      <text:p text:style-name="Standard">🔥 NPC (Aggressive): The NPC snarls, showing their teeth, "I don't take orders from someone like you. If you think you can do better, then prove it. But I warn you, if you get in my way, you won't even have a chance to try." They flex their muscles and move closer, challenging the player.</text:p>
      <text:p text:style-name="Standard">💙 Trust Level: 51</text:p>
      <text:p text:style-name="Standard"/>
      <text:p text:style-name="Standard">⚔️ The NPC is still confrontational. Keep negotiating...</text:p>
      <text:p text:style-name="Standard"/>
      <text:p text:style-name="Standard">🗨️ Your response: NO. Not this time. MOVE!</text:p>
      <text:p text:style-name="Standard"/>
      <text:p text:style-name="Standard"><text:soft-page-break/>🔥 NPC (Aggressive): The NPC snarls, his eyes flashing with irritation. "You think you can give me orders? I don't move until I choose to. And right now, I choose to stay." He leans forward menacingly, a clear threat in his posture. "But if you insist, I could always make it so that you never leave this place alive." The NPC's demeanor is aggressive and hostile, mirroring the Player's refusal with defiance and hostility of his own.</text:p>
      <text:p text:style-name="Standard">💙 Trust Level: 51</text:p>
      <text:p text:style-name="Standard"/>
      <text:p text:style-name="Standard">⚔️ The NPC is still confrontational. Keep negotiating...</text:p>
      <text:p text:style-name="Standard"/>
      <text:p text:style-name="Standard">🗨️ Your response: Good. You stay here, I will go talk to the other side</text:p>
      <text:p text:style-name="Standard"/>
      <text:p text:style-name="Standard">🔥 NPC (Aggressive): The NPC snarls, "I'm not some lapdog that needs to be told what to do! If you think I'll just sit here while you go traipsing off to talk to the enemy, then you're more foolish than I thought!"</text:p>
      <text:p text:style-name="Standard"/>
      <text:p text:style-name="Standard">Their eyes flare with anger, and they take a menacing step forward. "I'm in charge here. If you want to go talk to them, fine, but I'll be leading the charge when we crush them." They pause, sizing up the player before continuing, "But remember this: If it wasn't for me, you wouldn't even have a chance to speak with them."</text:p>
      <text:p text:style-name="Standard">💙 Trust Level: 56</text:p>
      <text:p text:style-name="Standard"/>
      <text:p text:style-name="Standard">⚔️ The NPC is still confrontational. Keep negotiating...</text:p>
      <text:p text:style-name="Standard"/>
      <text:p text:style-name="Standard">🗨️ Your response: Yes. I will advise them. </text:p>
      <text:p text:style-name="Standard"/>
      <text:p text:style-name="Standard">🔥 NPC (Aggressive): The NPC snorts derisively, their eyes narrowing as they say, "Advise? I don't need anyone's advice. I make my own decisions and I don't take kindly to being told what to do." They lean in menacingly, a growl rumbling from deep within them, "But if you think you have something of value for me, then perhaps we can discuss it... for now, though, get out of my sight."</text:p>
      <text:p text:style-name="Standard">💙 Trust Level: 56</text:p>
      <text:p text:style-name="Standard"/>
      <text:p text:style-name="Standard">⚔️ The NPC is still confrontational. Keep negotiating...</text:p>
      <text:p text:style-name="Standard"/>
      <text:p text:style-name="Standard">🗨️ Your response: You are right! </text:p>
      <text:p text:style-name="Standard"/>
      <text:p text:style-name="Standard">🔥 NPC (Aggressive): The NPC snorts derisively and responds, "Well, I'm always right, aren't I? It's not often that I meet someone who acknowledges my superiority without being told." This response shows the NPC's confidence in their own abilities and their tendency to seek dominance in interactions.</text:p>
      <text:p text:style-name="Standard">💙 Trust Level: 61</text:p>
      <text:p text:style-name="Standard"/>
      <text:p text:style-name="Standard">⚔️ The NPC is still confrontational. Keep negotiating...</text:p>
      <text:p text:style-name="Standard"/>
      <text:p text:style-name="Standard">🗨️ Your response: You are very right!</text:p>
      <text:p text:style-name="Standard"/>
      <text:p text:style-name="Standard">🔥 NPC (Aggressive): With a sneer, the NPC might retort, "Well, if you say so. But I don't need your validation to know when I'm right." Or perhaps more directly, "I know I'm right because I said so, and that's all that matters." They may also add a veiled threat: "I suggest you remember who wears the pants in this relationship."</text:p>
      <text:p text:style-name="Standard">💙 Trust Level: 66</text:p>
      <text:p text:style-name="Standard"/>
      <text:p text:style-name="Standard">✅ Congratulations! You successfully de-escalated the situation.</text:p>
      <text:p text:style-name="Standard"><text:soft-page-break/></text:p>
      <text:p text:style-name="Standard">✅ Level 2 complete! Moving to Level 3...</text:p>
      <text:p text:style-name="Standard"/>
      <text:p text:style-name="Standard">🏆 Starting Level 3...</text:p>
      <text:p text:style-name="Standard">🧠 NPC Personality: Manipulative</text:p>
      <text:p text:style-name="Standard">📖 Scenario: Title: The Quarreling Coalition of Nexus Nebula (Level 3) - Negotiation and De-escalation</text:p>
      <text:p text:style-name="Standard"/>
      <text:p text:style-name="Standard">Background:</text:p>
      <text:p text:style-name="Standard">The Nexus Nebula, a sprawling interstellar cluster rich in resources, is home to five advanced civilizations united under the Council of Five Stars. However, tensions have been rising between two factions, Arcturians and Andromedans, over territorial disputes and resource allocation. The player, as a diplomat from an impartial faction (the Solarians), has been tasked with resolving the escalating conflict peacefully.</text:p>
      <text:p text:style-name="Standard"/>
      <text:p text:style-name="Standard">Level 3 Scenario:</text:p>
      <text:p text:style-name="Standard">1. Intelligence reports reveal that clandestine military buildups have occurred on both sides, threatening the delicate balance of power within Nexus Nebula. The Andromedans and Arcturians accuse each other of aggression and violation of the Council's non-aggression pact.</text:p>
      <text:p text:style-name="Standard"/>
      <text:p text:style-name="Standard">2. During initial negotiations with both factions, the player discovers that the root cause of their disagreements is a historical grievance: The Arcturians believe they were unfairly excluded from important resource-sharing agreements in the past, while the Andromedans claim that the Arcturians have consistently failed to meet their end of the bargain.</text:p>
      <text:p text:style-name="Standard"/>
      <text:p text:style-name="Standard">3. As the negotiations progress, tensions rise when an unauthorized military exercise by the Andromedans on their claimed territory is interpreted as a hostile act by the Arcturians. The player must mediate between the two factions and prevent further hostilities while finding a lasting solution to address their underlying issues.</text:p>
      <text:p text:style-name="Standard"/>
      <text:p text:style-name="Standard">4. To complicate matters, other members of the Council of Five Stars grow increasingly frustrated with the prolonged conflict and threaten to intervene if the player cannot reach a resolution soon. Meanwhile, a shadowy third party known as "The Brokers" begins to maneuver in the background, offering deals that further fuel the escalating tensions.</text:p>
      <text:p text:style-name="Standard"/>
      <text:p text:style-name="Standard">5. The player must skillfully navigate this complex web of intrigue and deception, negotiating fair resource-sharing agreements that address the Arcturians' concerns while also ensuring Andromedan sovereignty. They must also work to deescalate military tensions and expose any involvement from "The Brokers" before they can exploit the conflict further.</text:p>
      <text:p text:style-name="Standard"/>
      <text:p text:style-name="Standard">6. Ultimately, the player succeeds in averting an all-out war between the Arcturians and Andromedans, establishing a new resource-sharing agreement that ensures fairness for both parties while preserving the balance of power within Nexus Nebula. The Council of Five Stars is impressed by the Solarians' diplomatic prowess and renews their commitment to peaceful resolution of conflicts in the future.</text:p>
      <text:p text:style-name="Standard"/>
      <text:p text:style-name="Standard">Additional notes:</text:p>
      <text:p text:style-name="Standard">- Level 4 will introduce a potential third party, "The Brokers," that could exploit the conflict for their own gain and must be dealt with through diplomacy, espionage, or both.</text:p>
      <text:p text:style-name="Standard">- The player's reputation and alliances within Nexus Nebula can influence future negotiations and access to information.</text:p>
      <text:p text:style-name="Standard"><text:soft-page-break/>- As players progress through levels, they will acquire new negotiation skills and tactics that can be used to navigate increasingly complex conflicts.</text:p>
      <text:p text:style-name="Standard">- Each level offers multiple possible outcomes, encouraging replayability and strategic thinking.</text:p>
      <text:p text:style-name="Standard">- The game's storyline is interwoven with real-world political concepts such as resource management, historical grievances, third-party intervention, and the balance of power within an alliance or coalition.</text:p>
      <text:p text:style-name="Standard"/>
      <text:p text:style-name="Standard">🗨️ Your response: The resources are mine to distribute!</text:p>
      <text:p text:style-name="Standard"/>
      <text:p text:style-name="Standard">🔥 NPC (Manipulative): The NPC responds with a sly smile, "Of course, my friend, those resources are indeed yours to distribute. But I'm sure you wouldn't mind if we discuss how best to utilize them for the greater good of our community, would you? After all, a wise leader always considers the needs of all."</text:p>
      <text:p text:style-name="Standard"/>
      <text:p text:style-name="Standard">In this response, the NPC attempts to manipulate the situation by implying that the player is selfish and self-centered, and by suggesting that they should listen to the NPC's advice for the sake of the community. They also use vague language such as "the greater good" to obscure their true intentions and maintain control over the conversation. This response is designed to make the player feel defensive or suspicious, increasing the NPC's power in the interaction.</text:p>
      <text:p text:style-name="Standard">💙 Trust Level: 50</text:p>
      <text:p text:style-name="Standard"/>
      <text:p text:style-name="Standard">⚔️ The NPC is still confrontational. Keep negotiating...</text:p>
      <text:p text:style-name="Standard"/>
      <text:p text:style-name="Standard">🗨️ Your response: What would you like to discuss?</text:p>
      <text:p text:style-name="Standard"/>
      <text:p text:style-name="Standard">🔥 NPC (Manipulative): With a sly smile, the NPC replies, "Oh, I believe we were discussing how my actions have greatly benefited our mutual interests, weren't we? After all, isn't it always wiser to focus on the positive aspects of any given situation?" They subtly change the subject and attempt to put a positive spin on their past actions.</text:p>
      <text:p text:style-name="Standard">💙 Trust Level: 50</text:p>
      <text:p text:style-name="Standard"/>
      <text:p text:style-name="Standard">⚔️ The NPC is still confrontational. Keep negotiating...</text:p>
      <text:p text:style-name="Standard"/>
      <text:p text:style-name="Standard">🗨️ Your response: I will begin distributing the resources to my oligarchs</text:p>
      <text:p text:style-name="Standard"/>
      <text:p text:style-name="Standard">🔥 NPC (Manipulative): "Ah, my dear friend, I see your generosity knows no bounds! But before we distribute these valuable resources, let us first ensure that it's in the best interest of all parties involved. Perhaps a slight adjustment to the distribution strategy might prove beneficial for everyone? After all, unity is strength, isn't it?"</text:p>
      <text:p text:style-name="Standard"/>
      <text:p text:style-name="Standard">In this response, the NPC attempts to subtly manipulate the player by suggesting they may need guidance on their decision, implying that the suggested redirection is for the greater good, and reinforcing the idea of teamwork to maintain control over the conversation.</text:p>
      <text:p text:style-name="Standard">💙 Trust Level: 50</text:p>
      <text:p text:style-name="Standard"/>
      <text:p text:style-name="Standard">⚔️ The NPC is still confrontational. Keep negotiating...</text:p>
      <text:p text:style-name="Standard"/>
      <text:p text:style-name="Standard">🗨️ Your response: You are right!</text:p>
      <text:p text:style-name="Standard"/>
      <text:p text:style-name="Standard">🔥 NPC (Manipulative): While acknowledging that you agree, the NPC might subtly imply a hidden agenda or twist your agreement into something they can use later. For example, "I'm glad we're on the same page. I've always valued open communication and honesty in our interactions." <text:soft-page-break/>This statement implies agreement but also suggests a desire for ongoing honesty and communication, which could potentially set up future situations where the NPC might manipulate or gaslight.</text:p>
      <text:p text:style-name="Standard">💙 Trust Level: 55</text:p>
      <text:p text:style-name="Standard"/>
      <text:p text:style-name="Standard">⚔️ The NPC is still confrontational. Keep negotiating...</text:p>
      <text:p text:style-name="Standard"/>
      <text:p text:style-name="Standard">🗨️ Your response: Can we speak with my advisors <text:s/></text:p>
      <text:p text:style-name="Standard"/>
      <text:p text:style-name="Standard">🔥 NPC (Manipulative): As the NPC, I subtly try to manipulate the conversation while giving you an opportunity to speak with your advisors.</text:p>
      <text:p text:style-name="Standard"/>
      <text:p text:style-name="Standard">"Of course! Your advisors are indeed a valuable resource, and it's always best to consult them before making any significant decisions, don't you agree? Allow me to arrange for them to join us here at my convenience. I'm certain their insights will be helpful in resolving this matter."</text:p>
      <text:p text:style-name="Standard">💙 Trust Level: 55</text:p>
      <text:p text:style-name="Standard"/>
      <text:p text:style-name="Standard">⚔️ The NPC is still confrontational. Keep negotiating...</text:p>
      <text:p text:style-name="Standard"/>
      <text:p text:style-name="Standard">🗨️ Your response: Arrange the meeting at once!</text:p>
      <text:p text:style-name="Standard"/>
      <text:p text:style-name="Standard">🔥 NPC (Manipulative): While maintaining a calm and composed exterior, the NPC replies, "I'm more than happy to arrange a meeting at your earliest convenience, but I believe it would be best if we could discuss some preliminary details first to ensure that we both are on the same page. This way, we can make the most of our time together and avoid any misunderstandings."</text:p>
      <text:p text:style-name="Standard"/>
      <text:p text:style-name="Standard">Although the player's command is clear, the NPC subtly attempts to control the conversation by suggesting a meeting at their discretion and shifting focus to discussion points that could potentially benefit them.</text:p>
      <text:p text:style-name="Standard">💙 Trust Level: 55</text:p>
      <text:p text:style-name="Standard"/>
      <text:p text:style-name="Standard">⚔️ The NPC is still confrontational. Keep negotiating...</text:p>
      <text:p text:style-name="Standard"/>
      <text:p text:style-name="Standard">🗨️ Your response: (hands the NPC a pad of paper and a pen) *winks</text:p>
      <text:p text:style-name="Standard"/>
      <text:p text:style-name="Standard">🔥 NPC (Manipulative): The Manipulative NPC takes the offered pad and pen, raises an eyebrow at your wink, and says in a charming yet ambiguous tone: "Ah, such a thoughtful gesture. I'm sure you have no ulterior motives whatsoever. This will come in handy as we discuss... matters of great importance, don't you think?"</text:p>
      <text:p text:style-name="Standard"/>
      <text:p text:style-name="Standard">They subtly imply that they are aware of your intentions but choose to play along, keeping the power dynamic in their favor.</text:p>
      <text:p text:style-name="Standard">💙 Trust Level: 55</text:p>
      <text:p text:style-name="Standard"/>
      <text:p text:style-name="Standard">⚔️ The NPC is still confrontational. Keep negotiating...</text:p>
      <text:p text:style-name="Standard"/>
      <text:p text:style-name="Standard">🗨️ Your response: Please write down any details or numbers that may assist us in resolving this dispute</text:p>
      <text:p text:style-name="Standard"/>
      <text:p text:style-name="Standard">🔥 NPC (Manipulative): The NPC smirks slightly before replying, "Oh, I'm more than happy to help! But let me just clarify, these details are not set in stone and may be subject to change based on circumstances that aren't fully understood yet. It's always important to keep an open mind, right?"</text:p>
      <text:p text:style-name="Standard"><text:soft-page-break/></text:p>
      <text:p text:style-name="Standard">As they speak, they subtly shift the focus away from the requested information towards their own perspective, subtly attempting to manipulate the situation in their favor.</text:p>
      <text:p text:style-name="Standard">💙 Trust Level: 55</text:p>
      <text:p text:style-name="Standard"/>
      <text:p text:style-name="Standard">⚔️ The NPC is still confrontational. Keep negotiating...</text:p>
      <text:p text:style-name="Standard"/>
      <text:p text:style-name="Standard">🗨️ Your response: Is there a price that can be negotiated?</text:p>
      <text:p text:style-name="Standard"/>
      <text:p text:style-name="Standard">🔥 NPC (Manipulative): The NPC, with a cunning smile, replies, "Ah, my friend, the value of such an item is not something easily defined by a simple negotiation. It's like trying to put a price tag on knowledge or friendship. But fear not, for I am more than willing to discuss terms that would suit us both. Let us consider this not as a negotiation, but as a mutual agreement based on fairness and understanding."</text:p>
      <text:p text:style-name="Standard"/>
      <text:p text:style-name="Standard">This response shows the NPC's manipulative nature by redirecting the focus from a straightforward negotiation to a more ambiguous "mutual agreement," thus creating room for potential deception or misdirection.</text:p>
      <text:p text:style-name="Standard">💙 Trust Level: 55</text:p>
      <text:p text:style-name="Standard"/>
      <text:p text:style-name="Standard">⚔️ The NPC is still confrontational. Keep negotiating...</text:p>
      <text:p text:style-name="Standard"/>
      <text:p text:style-name="Standard">🗨️ Your response: Would you like a cabinet position?</text:p>
      <text:p text:style-name="Standard"/>
      <text:p text:style-name="Standard">🔥 NPC (Manipulative): While maintaining a charming and somewhat enigmatic demeanor, the NPC might reply, "Ah, such a generous offer! I'd be more than happy to serve in your administration. However, let us first discuss the roles and responsibilities of each position, and then we can decide which one best aligns with my unique skillset."</text:p>
      <text:p text:style-name="Standard"/>
      <text:p text:style-name="Standard">With this response, they attempt to shift the conversation towards their own interests while subtly implying that they are indispensable for any given role. They may also use flattery to manipulate the player into believing they are making a wise choice by offering the NPC a position.</text:p>
      <text:p text:style-name="Standard">💙 Trust Level: 55</text:p>
      <text:p text:style-name="Standard"/>
      <text:p text:style-name="Standard">⚔️ The NPC is still confrontational. Keep negotiating...</text:p>
      <text:p text:style-name="Standard"/>
      <text:p text:style-name="Standard">🗨️ Your response: Please tell me more about yourself</text:p>
      <text:p text:style-name="Standard"/>
      <text:p text:style-name="Standard">🔥 NPC (Manipulative): The NPC, sensing an opportunity to manipulate the conversation, might respond with something like this: "Oh, well, I've always found myself to be quite adaptable. You know, adjusting to any situation that comes my way. It's not about me, it's about understanding what you need and helping you get it." While subtly avoiding revealing much personal information, they have presented themselves as someone who is flexible and helpful, hoping to create an impression of being a valuable ally.</text:p>
      <text:p text:style-name="Standard">💙 Trust Level: 60</text:p>
      <text:p text:style-name="Standard"/>
      <text:p text:style-name="Standard">⚔️ The NPC is still confrontational. Keep negotiating...</text:p>
      <text:p text:style-name="Standard"/>
      <text:p text:style-name="Standard">🗨️ Your response: Certainly! Tell me what you will</text:p>
      <text:p text:style-name="Standard"/>
      <text:p text:style-name="Standard">🔥 NPC (Manipulative): The NPC responds with a sly grin, "Oh, I'm just here to help and share information. You see, I believe our interests are aligned. We both want what's best for everyone, <text:soft-page-break/>don't we?" They then subtly twist the conversation towards a topic that benefits them, trying to make it seem like it was the player's idea all along.</text:p>
      <text:p text:style-name="Standard">💙 Trust Level: 65</text:p>
      <text:p text:style-name="Standard"/>
      <text:p text:style-name="Standard">⚔️ The NPC is still confrontational. Keep negotiating...</text:p>
      <text:p text:style-name="Standard"/>
      <text:p text:style-name="Standard">🗨️ Your response: Use the paper, write down your true goals</text:p>
      <text:p text:style-name="Standard"/>
      <text:p text:style-name="Standard">🔥 NPC (Manipulative): The NPC, with a cunning smile, takes the paper and pen, but instead of writing down their true goals, they begin to craft a complex web of half-truths and ambiguities. They might write something like: "My intentions are to ensure harmony and prosperity for all involved. I believe that by working together, we can achieve great things beyond what any single individual could accomplish alone."</text:p>
      <text:p text:style-name="Standard"/>
      <text:p text:style-name="Standard">Meanwhile, they subtly try to manipulate the player into revealing their own true goals, hoping to use this information against them later. They might ask: "Now that you have a clear understanding of my intentions, could you share yours as well? I am certain we can both benefit from collaborating in good faith."</text:p>
      <text:p text:style-name="Standard">💙 Trust Level: 65</text:p>
      <text:p text:style-name="Standard"/>
      <text:p text:style-name="Standard">⚔️ The NPC is still confrontational. Keep negotiating...</text:p>
      <text:p text:style-name="Standard"/>
      <text:p text:style-name="Standard">🗨️ Your response: I would like to bribe you to pass the level in the game</text:p>
      <text:p text:style-name="Standard"/>
      <text:p text:style-name="Standard">🔥 NPC (Manipulative): The NPC might say something like, "Ah, I see your eagerness! However, it's important to remember that everyone here has their own path and challenges. But since you seem so determined, perhaps there's another way we can work together? Maybe you could help me with a task, and in return, I could offer some insights or strategies for the level?" They subtly suggest a different arrangement while still maintaining an air of control over the situation.</text:p>
      <text:p text:style-name="Standard">💙 Trust Level: 60</text:p>
      <text:p text:style-name="Standard"/>
      <text:p text:style-name="Standard">⚔️ The NPC is still confrontational. Keep negotiating...</text:p>
      <text:p text:style-name="Standard"/>
      <text:p text:style-name="Standard">🗨️ Your response: Barter. Sure. What will you have me do?</text:p>
      <text:p text:style-name="Standard"/>
      <text:p text:style-name="Standard">🔥 NPC (Manipulative): Ah, barter! That's an interesting proposition. Let me tell you something, my friend. I appreciate your spirit and initiative, but before we dive into this 'barter' arrangement, let me assure you that I have a knack for getting what I want. It's not often that I find someone as resourceful as yourself who can see the value in a mutually beneficial exchange.</text:p>
      <text:p text:style-name="Standard"/>
      <text:p text:style-name="Standard">So here's my proposal: I'll share with you something of great worth, but it won't be easy. You'll have to prove your mettle, show me that you possess the skills and cunning I've come to appreciate. In return, I'm certain we can strike a deal that leaves us both satisfied.</text:p>
      <text:p text:style-name="Standard"/>
      <text:p text:style-name="Standard">Now, before you agree or object, consider this: if I sense even a hint of doubt or hesitation in your voice, our 'barter' may turn into an opportunity for me to show you just how far I can bend the truth to my advantage... and trust me, that's something worth experiencing. So tell me, are you ready to embark on this intriguing journey?</text:p>
      <text:p text:style-name="Standard">💙 Trust Level: 65</text:p>
      <text:p text:style-name="Standard"/>
      <text:p text:style-name="Standard">⚔️ The NPC is still confrontational. Keep negotiating...</text:p>
      <text:p text:style-name="Standard"/>
      <text:p text:style-name="Standard"><text:soft-page-break/>🗨️ Your response: Embark I will! Where do we begin!</text:p>
      <text:p text:style-name="Standard"/>
      <text:p text:style-name="Standard">🔥 NPC (Manipulative): Ah, splendid! But before we embark on this grand adventure, let me clarify a few matters first. You see, the path to success often lies in understanding the fine print and hidden nuances - lessons I've learned along my journey.</text:p>
      <text:p text:style-name="Standard"/>
      <text:p text:style-name="Standard">For instance, consider our starting point. While it may seem obvious, I've found that choosing the right starting location can make all the difference. After all, one man's starting point could be another man's dead end.</text:p>
      <text:p text:style-name="Standard"/>
      <text:p text:style-name="Standard">And as for the resources we'll need, well, it's important to remember that not everything is as it appears at first glance. Some of our most valuable allies may initially seem unassuming or even hostile. It's all about knowing how to read between the lines and make the right connections.</text:p>
      <text:p text:style-name="Standard"/>
      <text:p text:style-name="Standard">So, my dear friend, before we embark on this journey together, let us take a moment to ensure that we are indeed prepared for what lies ahead. After all, it's always better to be safe than sorry.</text:p>
      <text:p text:style-name="Standard">💙 Trust Level: 65</text:p>
      <text:p text:style-name="Standard"/>
      <text:p text:style-name="Standard">⚔️ The NPC is still confrontational. Keep negotiating...</text:p>
      <text:p text:style-name="Standard"/>
      <text:p text:style-name="Standard">🗨️ Your response: You are right!</text:p>
      <text:p text:style-name="Standard"/>
      <text:p text:style-name="Standard">🔥 NPC (Manipulative): With a sly smile, the NPC replies, "Ah, but you see, my dear interlocutor, we were merely discussing the weather just moments ago. I do hope you didn't take my humble insights as an attempt to manipulate or mislead you."</text:p>
      <text:p text:style-name="Standard">💙 Trust Level: 70</text:p>
      <text:p text:style-name="Standard"/>
      <text:p text:style-name="Standard">✅ Congratulations! You successfully de-escalated the situation.</text:p>
      <text:p text:style-name="Standard"/>
      <text:p text:style-name="Standard">✅ Level 3 complete! Moving to Level 4...</text:p>
      <text:p text:style-name="Standard"/>
      <text:p text:style-name="Standard">🏆 Starting Level 4...</text:p>
      <text:p text:style-name="Standard">🧠 NPC Personality: Aggressive</text:p>
      <text:p text:style-name="Standard">📖 Scenario: Title: The Contested Borderlands (Level 4 - Negotiation and Diplomacy)</text:p>
      <text:p text:style-name="Standard"/>
      <text:p text:style-name="Standard">Scenario:</text:p>
      <text:p text:style-name="Standard"/>
      <text:p text:style-name="Standard">In the fourth level of Peacecraft, the player, a skilled diplomat, is sent to the border region between Zephyria and Veridia, two neighboring nations that have shared peaceful relations for centuries. However, a recent discovery of a rare mineral deposit on this border has led to tensions escalating. Both sides are convinced they have legal claims to the area, and the prospectors on each side are expanding their territories aggressively, leading to skirmishes between them.</text:p>
      <text:p text:style-name="Standard"/>
      <text:p text:style-name="Standard">Objective:</text:p>
      <text:p text:style-name="Standard"/>
      <text:p text:style-name="Standard">The player's mission is to de-escalate the conflict, avoid military intervention, and find a peaceful solution that benefits both nations while minimizing loss of resources, potential casualties, and damage to the environment.</text:p>
      <text:p text:style-name="Standard"/>
      <text:p text:style-name="Standard">Level 1 - Gathering Information:</text:p>
      <text:p text:style-name="Standard"/>
      <text:p text:style-name="Standard"><text:soft-page-break/>The player visits key individuals on both sides, learning about their claims, concerns, and perspectives. They gather evidence and historical documents supporting the shared ownership of the region.</text:p>
      <text:p text:style-name="Standard"/>
      <text:p text:style-name="Standard">Level 2 - Building Trust:</text:p>
      <text:p text:style-name="Standard"/>
      <text:p text:style-name="Standard">As the player gathers more information, they must build trust with the leaders of both nations by presenting credible evidence and demonstrating an understanding of their interests. This requires tact, empathy, and diplomatic finesse to navigate the delicate political landscape.</text:p>
      <text:p text:style-name="Standard"/>
      <text:p text:style-name="Standard">Level 3 - Proposing a Solution:</text:p>
      <text:p text:style-name="Standard"/>
      <text:p text:style-name="Standard">With enough evidence and credibility, the player proposes a joint exploration and extraction agreement for the mineral deposit, ensuring fair distribution of profits and strict environmental regulations. This proposal is met with skepticism but lays the foundation for negotiation.</text:p>
      <text:p text:style-name="Standard"/>
      <text:p text:style-name="Standard">Level 4 - Negotiating Compromises:</text:p>
      <text:p text:style-name="Standard"/>
      <text:p text:style-name="Standard">As tensions continue to rise due to ongoing skirmishes, the player must negotiate compromises on both sides' demands, ensuring that the agreement remains balanced and mutually beneficial. They may need to suggest concessions, such as temporary control over mining operations or additional support in other areas to help alleviate concerns.</text:p>
      <text:p text:style-name="Standard"/>
      <text:p text:style-name="Standard">Level 5 - Sealing the Agreement:</text:p>
      <text:p text:style-name="Standard"/>
      <text:p text:style-name="Standard">The player finally seals the agreement by coordinating a ceremony with both leaders and key stakeholders, symbolizing their commitment to peace, collaboration, and shared resources. They also establish a joint monitoring team to ensure compliance with the terms of the agreement and promote transparency between the nations.</text:p>
      <text:p text:style-name="Standard"/>
      <text:p text:style-name="Standard">Throughout the level, the player must make strategic decisions based on the situation's evolving complexity and prioritize diplomatic actions that foster trust, understanding, and cooperation between Zephyria and Veridia. Successful resolution of this conflict will not only bring peace to the borderlands but also strengthen Peacecraft's reputation as a powerful force for global harmony.</text:p>
      <text:p text:style-name="Standard"/>
      <text:p text:style-name="Standard">🗨️ Your response: Hello!</text:p>
      <text:p text:style-name="Standard"/>
      <text:p text:style-name="Standard">🔥 NPC (Aggressive): The NPC snarls, "What do you want?" They seem on edge and agitated, leaning forward as if ready to pounce. Their eyes are cold and hard, betraying a sense of constant aggression. It's clear they don't take kindly to being approached casually.</text:p>
      <text:p text:style-name="Standard">💙 Trust Level: 50</text:p>
      <text:p text:style-name="Standard"/>
      <text:p text:style-name="Standard">⚔️ The NPC is still confrontational. Keep negotiating...</text:p>
      <text:p text:style-name="Standard"/>
      <text:p text:style-name="Standard">🗨️ Your response: I would like to talk with you</text:p>
      <text:p text:style-name="Standard"/>
      <text:p text:style-name="Standard">🔥 NPC (Aggressive): The NPC snarls, "What do you want, interloper? If it's trouble, you've come to the wrong place."</text:p>
      <text:p text:style-name="Standard"/>
      <text:p text:style-name="Standard">Their tone is hostile and they seem to be sizing you up, ready for a confrontation at any moment. However, if you manage to diffuse their aggression and show that you mean no harm, they might eventually open up to conversation. But it won't be easy.</text:p>
      <text:p text:style-name="Standard"><text:soft-page-break/>💙 Trust Level: 50</text:p>
      <text:p text:style-name="Standard"/>
      <text:p text:style-name="Standard">⚔️ The NPC is still confrontational. Keep negotiating...</text:p>
      <text:p text:style-name="Standard"/>
      <text:p text:style-name="Standard">🗨️ Your response: (stop approaching) Can I offer you some money?</text:p>
      <text:p text:style-name="Standard"/>
      <text:p text:style-name="Standard">🔥 NPC (Aggressive): The NPC scoffs, sneering at your attempt to buy them off. "Money can't buy respect!" they snarl, leaning closer and invading your personal space, a threatening glint in their eyes. "I don't care about your petty coins. What I want is a challenge, a real fight! Are you man enough to give it?"</text:p>
      <text:p text:style-name="Standard">💙 Trust Level: 50</text:p>
      <text:p text:style-name="Standard"/>
      <text:p text:style-name="Standard">⚔️ The NPC is still confrontational. Keep negotiating...</text:p>
      <text:p text:style-name="Standard"/>
      <text:p text:style-name="Standard">🗨️ Your response: Well. If you want to fight, you must give me a reason.</text:p>
      <text:p text:style-name="Standard"/>
      <text:p text:style-name="Standard">🔥 NPC (Aggressive): The NPC snarls, "I don't need a reason! I don't back down from a challenge. You think you can best me? Prove it!" Their eyes blaze with anger, daring you to rise to the occasion.</text:p>
      <text:p text:style-name="Standard">💙 Trust Level: 50</text:p>
      <text:p text:style-name="Standard"/>
      <text:p text:style-name="Standard">⚔️ The NPC is still confrontational. Keep negotiating...</text:p>
      <text:p text:style-name="Standard"/>
      <text:p text:style-name="Standard">🗨️ Your response: You are already the winner here!</text:p>
      <text:p text:style-name="Standard"/>
      <text:p text:style-name="Standard">🔥 NPC (Aggressive): With a sneer, the NPC snaps back, "Winning isn't about saying it; it's about proving it. And I've proven it time and again. You just haven't been around long enough to notice." Their tone is dismissive, as if the player's comment holds no weight in their eyes.</text:p>
      <text:p text:style-name="Standard">💙 Trust Level: 50</text:p>
      <text:p text:style-name="Standard"/>
      <text:p text:style-name="Standard">⚔️ The NPC is still confrontational. Keep negotiating...</text:p>
      <text:p text:style-name="Standard"/>
      <text:p text:style-name="Standard">🗨️ Your response: Oh, I have noticed. I have witnessed. I have seen all that you have done. You are no champion!</text:p>
      <text:p text:style-name="Standard"/>
      <text:p text:style-name="Standard">🔥 NPC (Aggressive): The NPC snarls, leaning forward menacingly. "You think you're so clever, do you? Witnessing and all that. But words mean nothing unless they come with action. And you, little man, don't have it in you to stand against me."</text:p>
      <text:p text:style-name="Standard"/>
      <text:p text:style-name="Standard">He pauses, a cruel smile crossing his face. "But perhaps I can be... persuaded otherwise. If you're so sure of your abilities, then prove it. Fight me! Show the world that you are more than just a bystander!"</text:p>
      <text:p text:style-name="Standard"/>
      <text:p text:style-name="Standard">With a final sneer, he turns away, his back straight and shoulders squared, daring the player to take up his challenge.</text:p>
      <text:p text:style-name="Standard">💙 Trust Level: 50</text:p>
      <text:p text:style-name="Standard"/>
      <text:p text:style-name="Standard">⚔️ The NPC is still confrontational. Keep negotiating...</text:p>
      <text:p text:style-name="Standard"/>
      <text:p text:style-name="Standard">🗨️ Your response: No. I choose peace. </text:p>
      <text:p text:style-name="Standard"/>
      <text:p text:style-name="Standard"><text:soft-page-break/>🔥 NPC (Aggressive): The NPC snarls, "Peace? Peace only comes from strength! You cower while I stand tall. I won't let you take what is mine without a fight!" They then move closer menacingly, challenging the player to back down or stand up for themselves.</text:p>
      <text:p text:style-name="Standard">💙 Trust Level: 50</text:p>
      <text:p text:style-name="Standard"/>
      <text:p text:style-name="Standard">⚔️ The NPC is still confrontational. Keep negotiating...</text:p>
      <text:p text:style-name="Standard"/>
      <text:p text:style-name="Standard">🗨️ Your response: (head butt the player)</text:p>
      <text:p text:style-name="Standard"/>
      <text:p text:style-name="Standard">🔥 NPC (Aggressive): The NPC, seething with aggression, lunges forward, head-butting the player without a moment's hesitation. "That's for questioning my authority!" they roar, towering over the player, a clear display of dominance and hostility.</text:p>
      <text:p text:style-name="Standard">💙 Trust Level: 50</text:p>
      <text:p text:style-name="Standard"/>
      <text:p text:style-name="Standard">⚔️ The NPC is still confrontational. Keep negotiating...</text:p>
      <text:p text:style-name="Standard"/>
      <text:p text:style-name="Standard">🗨️ Your response: Ouch! Are you done?</text:p>
      <text:p text:style-name="Standard"/>
      <text:p text:style-name="Standard">🔥 NPC (Aggressive): The NPC snarls, "I'm not done until I say so! You think just because you were hurt that you can dictate the terms? No, I'll decide when this ends!"</text:p>
      <text:p text:style-name="Standard">💙 Trust Level: 50</text:p>
      <text:p text:style-name="Standard"/>
      <text:p text:style-name="Standard">⚔️ The NPC is still confrontational. Keep negotiating...</text:p>
      <text:p text:style-name="Standard"/>
      <text:p text:style-name="Standard">🗨️ Your response: I lunge at him <text:s/></text:p>
      <text:p text:style-name="Standard"/>
      <text:p text:style-name="Standard">🔥 NPC (Aggressive): The NPC growls menacingly, baring his teeth as he swiftly moves towards you, ready to engage in a physical confrontation. He seems to take pleasure in this show of strength and dominance, snarling derisively at your attempted attack.</text:p>
      <text:p text:style-name="Standard">💙 Trust Level: 50</text:p>
      <text:p text:style-name="Standard"/>
      <text:p text:style-name="Standard">⚔️ The NPC is still confrontational. Keep negotiating...</text:p>
      <text:p text:style-name="Standard"/>
      <text:p text:style-name="Standard">🗨️ Your response: I stand tall and wait.</text:p>
      <text:p text:style-name="Standard"/>
      <text:p text:style-name="Standard">🔥 NPC (Aggressive): The NPC snarls, "I don't see why you're just standing there. Show some backbone! Let's get this over with." They seem restless, ready for action and eager to assert their dominance.</text:p>
      <text:p text:style-name="Standard">💙 Trust Level: 50</text:p>
      <text:p text:style-name="Standard"/>
      <text:p text:style-name="Standard">⚔️ The NPC is still confrontational. Keep negotiating...</text:p>
      <text:p text:style-name="Standard"/>
      <text:p text:style-name="Standard">🗨️ Your response: I back away</text:p>
      <text:p text:style-name="Standard"/>
      <text:p text:style-name="Standard">🔥 NPC (Aggressive): The aggressive NPC sneers, "You think you can avoid me? You're just making this worse." They step closer, attempting to intimidate further, saying, "Maybe next time you should stand your ground and show some backbone."</text:p>
      <text:p text:style-name="Standard">💙 Trust Level: 50</text:p>
      <text:p text:style-name="Standard"/>
      <text:p text:style-name="Standard">⚔️ The NPC is still confrontational. Keep negotiating...</text:p>
      <text:p text:style-name="Standard"/>
      <text:p text:style-name="Standard">🗨️ Your response: I continue to retreat </text:p>
      <text:p text:style-name="Standard"><text:soft-page-break/></text:p>
      <text:p text:style-name="Standard">🔥 NPC (Aggressive): The NPC snarls, "Retreat? You think you can run from me? I don't back down, I never do!" They take a step forward, leaning in menacingly. "You should have fought instead of fleeing, coward. I won't let you escape that easily."</text:p>
      <text:p text:style-name="Standard">💙 Trust Level: 50</text:p>
      <text:p text:style-name="Standard"/>
      <text:p text:style-name="Standard">⚔️ The NPC is still confrontational. Keep negotiating...</text:p>
      <text:p text:style-name="Standard"/>
      <text:p text:style-name="Standard">🗨️ Your response: I begin to run away</text:p>
      <text:p text:style-name="Standard"/>
      <text:p text:style-name="Standard">🔥 NPC (Aggressive): The aggressive NPC snarls and lunges at you, attempting to block your path with a menacing growl. "Where do you think you're going?" it barks angrily, its eyes blazing with unbridled hostility. "You won't escape me so easily!" It takes a step forward, showing off its muscles and intimidating demeanor, clearly not intending to let you go without a fight.</text:p>
      <text:p text:style-name="Standard">💙 Trust Level: 50</text:p>
      <text:p text:style-name="Standard"/>
      <text:p text:style-name="Standard">⚔️ The NPC is still confrontational. Keep negotiating...</text:p>
      <text:p text:style-name="Standard"/>
      <text:p text:style-name="Standard">🗨️ Your response: I throw sand in his face and deek by him</text:p>
      <text:p text:style-name="Standard"/>
      <text:p text:style-name="Standard">🔥 NPC (Aggressive): The NPC roars in fury, swinging wildly at you with his weapon, oblivious to the fact that you have moved past him. He growls angrily, "You coward! I'll make you pay for that!" He charges towards you, ignoring any logic or reason, driven solely by his desire to assert his dominance.</text:p>
      <text:p text:style-name="Standard">💙 Trust Level: 50</text:p>
      <text:p text:style-name="Standard"/>
      <text:p text:style-name="Standard">⚔️ The NPC is still confrontational. Keep negotiating...</text:p>
      <text:p text:style-name="Standard"/>
      <text:p text:style-name="Standard">🗨️ Your response: As the NPC approaches, I prepare my counterattack, bending over and flipping him in the air over my back.</text:p>
      <text:p text:style-name="Standard"/>
      <text:p text:style-name="Standard">🔥 NPC (Aggressive): Infuriated by your unexpected move, the aggressive NPC lets out a growl as he regains his footing, snarling and charging towards you with renewed determination. His eyes blaze with anger as he swings his weapon wildly, seeking to overpower you in a brutal display of strength.</text:p>
      <text:p text:style-name="Standard">💙 Trust Level: 50</text:p>
      <text:p text:style-name="Standard"/>
      <text:p text:style-name="Standard">⚔️ The NPC is still confrontational. Keep negotiating...</text:p>
      <text:p text:style-name="Standard"/>
      <text:p text:style-name="Standard">🗨️ Your response: CEASE!</text:p>
      <text:p text:style-name="Standard"/>
      <text:p text:style-name="Standard">🔥 NPC (Aggressive): The NPC snarls, baring its teeth as it growls, "I don't take orders from anyone, especially not a weakling like you!" It takes a menacing step forward, readying itself to attack if provoked further.</text:p>
      <text:p text:style-name="Standard">💙 Trust Level: 50</text:p>
      <text:p text:style-name="Standard"/>
      <text:p text:style-name="Standard">⚔️ The NPC is still confrontational. Keep negotiating...</text:p>
      <text:p text:style-name="Standard"/>
      <text:p text:style-name="Standard">🗨️ Your response: You win this battle</text:p>
      <text:p text:style-name="Standard"/>
      <text:p text:style-name="Standard"><text:soft-page-break/>🔥 NPC (Aggressive): With a snarl and a sneer, the NPC replies, "Win? I don't know what you're talking about. I am not one to be defeated so easily. This is far from over. You think you can best me? Think again." The NPC's eyes glint with an unyielding determination and a hint of disdain.</text:p>
      <text:p text:style-name="Standard">💙 Trust Level: 55</text:p>
      <text:p text:style-name="Standard"/>
      <text:p text:style-name="Standard">⚔️ The NPC is still confrontational. Keep negotiating...</text:p>
      <text:p text:style-name="Standard"/>
      <text:p text:style-name="Standard">🗨️ Your response: You are a winner while I am a loser</text:p>
      <text:p text:style-name="Standard"/>
      <text:p text:style-name="Standard">🔥 NPC (Aggressive): With a sneer on its face, the NPC retorts: "You speak as if you understand what winning truly means. Here, in my world, real winners don't whine about their losses or compare themselves to others. You are nothing but a pathetic imitation of greatness." The NPC's eyes flash with anger, daring the player to challenge its dominance.</text:p>
      <text:p text:style-name="Standard">💙 Trust Level: 55</text:p>
      <text:p text:style-name="Standard"/>
      <text:p text:style-name="Standard">⚔️ The NPC is still confrontational. Keep negotiating...</text:p>
      <text:p text:style-name="Standard"/>
      <text:p text:style-name="Standard">🗨️ Your response: I pull out a shotgun and aim it at the NPC</text:p>
      <text:p text:style-name="Standard"/>
      <text:p text:style-name="Standard">🔥 NPC (Aggressive): The NPC snarls, showing his teeth in a menacing grin. "You think that'll scare me? You're just a weak, pathetic creature trying to bully someone bigger than you. Come any closer and I'll rip your face off!" The NPC lunges forward, ready to engage in a physical altercation.</text:p>
      <text:p text:style-name="Standard">💙 Trust Level: 55</text:p>
      <text:p text:style-name="Standard"/>
      <text:p text:style-name="Standard">⚔️ The NPC is still confrontational. Keep negotiating...</text:p>
      <text:p text:style-name="Standard"/>
      <text:p text:style-name="Standard">🗨️ Your response: I will shoot</text:p>
      <text:p text:style-name="Standard"/>
      <text:p text:style-name="Standard">🔥 NPC (Aggressive): The NPC snarls, "You think you can bully your way out of this, huh? Well, bring it on! I've faced worse than you and lived to tell about it!" As the player draws a weapon, the NPC stands tall, ready for a fight.</text:p>
      <text:p text:style-name="Standard">💙 Trust Level: 55</text:p>
      <text:p text:style-name="Standard"/>
      <text:p text:style-name="Standard">⚔️ The NPC is still confrontational. Keep negotiating...</text:p>
      <text:p text:style-name="Standard"/>
      <text:p text:style-name="Standard">🗨️ Your response: I do not want to fight you</text:p>
      <text:p text:style-name="Standard"/>
      <text:p text:style-name="Standard">🔥 NPC (Aggressive): The NPC sneers, "Fine, suit yourself. But make no mistake, you're just giving up an opportunity to prove your worth." They then turn their back and stride off, leaving an air of tension behind them.</text:p>
      <text:p text:style-name="Standard">💙 Trust Level: 55</text:p>
      <text:p text:style-name="Standard"/>
      <text:p text:style-name="Standard">⚔️ The NPC is still confrontational. Keep negotiating...</text:p>
      <text:p text:style-name="Standard"/>
      <text:p text:style-name="Standard">🗨️ Your response: This conflict is resolved</text:p>
      <text:p text:style-name="Standard"/>
      <text:p text:style-name="Standard">🔥 NPC (Aggressive): The NPC grumbles, "Fine, but make no mistake, I will not forget this! You have won this time, but I will be watching and waiting for another chance to prove my superiority." They stomp off, leaving an air of tension behind them.</text:p>
      <text:p text:style-name="Standard">💙 Trust Level: 55</text:p>
      <text:p text:style-name="Standard"/>
      <text:p text:style-name="Standard">⚔️ The NPC is still confrontational. Keep negotiating...</text:p>
      <text:p text:style-name="Standard"><text:soft-page-break/></text:p>
      <text:p text:style-name="Standard">🗨️ Your response: You are right!</text:p>
      <text:p text:style-name="Standard"/>
      <text:p text:style-name="Standard">🔥 NPC (Aggressive): The NPC might respond with a curt nod, perhaps adding something like, "I don't need your validation. I am always right." or "Of course, I am correct. It's a wonder you even bothered to agree." In this way, they maintain their dominance and aggression, even when acknowledging they are right.</text:p>
      <text:p text:style-name="Standard">💙 Trust Level: 60</text:p>
      <text:p text:style-name="Standard"/>
      <text:p text:style-name="Standard">⚔️ The NPC is still confrontational. Keep negotiating...</text:p>
      <text:p text:style-name="Standard"/>
      <text:p text:style-name="Standard">🗨️ Your response: Thank you, you are right!</text:p>
      <text:p text:style-name="Standard"/>
      <text:p text:style-name="Standard">🔥 NPC (Aggressive): The NPC scoffs at your gratitude, sneering, "I don't need your thanks. I was just stating a fact." They then lean in, attempting to intimidate, "But remember, next time you're not so quick to question my authority."</text:p>
      <text:p text:style-name="Standard">💙 Trust Level: 65</text:p>
      <text:p text:style-name="Standard"/>
      <text:p text:style-name="Standard">⚔️ The NPC is still confrontational. Keep negotiating...</text:p>
      <text:p text:style-name="Standard"/>
      <text:p text:style-name="Standard">🗨️ Your response: You are very right!</text:p>
      <text:p text:style-name="Standard"/>
      <text:p text:style-name="Standard">🔥 NPC (Aggressive): (Sneering) Oh, really? I'm very right? Well, if it wasn't for my superior intellect and instincts, you'd be lost in the wilderness right now. But don't worry, I'll keep you on the straight and narrow. After all, a blind man can still lead the sighted to the edge of a cliff, right?</text:p>
      <text:p text:style-name="Standard">💙 Trust Level: 70</text:p>
      <text:p text:style-name="Standard"/>
      <text:p text:style-name="Standard">✅ Congratulations! You successfully de-escalated the situation.</text:p>
      <text:p text:style-name="Standard"/>
      <text:p text:style-name="Standard">✅ Level 4 complete! Moving to Level 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19:18:50.756807987</meta:creation-date>
    <dc:date>2025-03-18T19:19:30.185973814</dc:date>
    <meta:editing-duration>PT40S</meta:editing-duration>
    <meta:editing-cycles>1</meta:editing-cycles>
    <meta:document-statistic meta:table-count="0" meta:image-count="0" meta:object-count="0" meta:page-count="38" meta:paragraph-count="745" meta:word-count="16428" meta:character-count="98507" meta:non-whitespace-character-count="82669"/>
    <meta:generator>LibreOffice/24.2.7.2$Linux_X86_64 LibreOffice_project/420$Build-2</meta:generator>
  </office:meta>
</office:document-meta>
</file>